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0'000'000" table:style-name="ta1">
        <table:shapes>
          <draw:frame draw:z-index="0" draw:style-name="gr1" draw:text-style-name="P1" svg:width="6.2988in" svg:height="3.5429in" svg:x="12.398in" svg:y="0.3846in">
            <draw:object draw:notify-on-update-of-ranges="'100''000''000'.J3:'100''000''000'.J3 '100''000''000'.J4:'100''000''000'.J35 '100''000''000'.K3:'100''000''000'.K3 '100''000''000'.K4:'100''000''000'.K35 '100''000''000'.L3:'100''000''000'.L3 '100''000''000'.L4:'100''000''000'.L35 '100''000''000'.M3:'100''000''000'.M3 '100''000''000'.M4:'100''000''000'.M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0.3756in" svg:y="6.5961in">
            <draw:object draw:notify-on-update-of-ranges="'100''000''000'.B3:'100''000''000'.B3 '100''000''000'.B4:'100''000''000'.B35 '100''000''000'.C3:'100''000''000'.C3 '100''000''000'.C4:'100''000''000'.C35 '100''000''000'.D3:'100''000''000'.D3 '100''000''000'.D4:'100''000''000'.D35 '100''000''000'.E3:'100''000''000'.E3 '100''000''000'.E4:'100''000''000'.E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NVM STREAM, 100,000,000 elements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Copy</text:p>
          </table:table-cell>
          <table:table-cell table:style-name="Default" office:value-type="string" calcext:value-type="string">
            <text:p>Scale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string" calcext:value-type="string">
            <text:p>Triad</text:p>
          </table:table-cell>
          <table:table-cell table:number-columns-repeated="4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36.7" calcext:value-type="float">
            <text:p>5036.7</text:p>
          </table:table-cell>
          <table:table-cell office:value-type="float" office:value="4026.4" calcext:value-type="float">
            <text:p>4026.4</text:p>
          </table:table-cell>
          <table:table-cell office:value-type="float" office:value="5151.3" calcext:value-type="float">
            <text:p>5151.3</text:p>
          </table:table-cell>
          <table:table-cell office:value-type="float" office:value="4956" calcext:value-type="float">
            <text:p>4956.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644.4" calcext:value-type="float">
            <text:p>3644.4</text:p>
          </table:table-cell>
          <table:table-cell office:value-type="float" office:value="6286.7" calcext:value-type="float">
            <text:p>6286.7</text:p>
          </table:table-cell>
          <table:table-cell office:value-type="float" office:value="6069.7" calcext:value-type="float">
            <text:p>6069.7</text:p>
          </table:table-cell>
          <table:table-cell office:value-type="float" office:value="5599.5" calcext:value-type="float">
            <text:p>5599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70.2" calcext:value-type="float">
            <text:p>11970.2</text:p>
          </table:table-cell>
          <table:table-cell office:value-type="float" office:value="8616.8" calcext:value-type="float">
            <text:p>8616.8</text:p>
          </table:table-cell>
          <table:table-cell office:value-type="float" office:value="10120.7" calcext:value-type="float">
            <text:p>10120.7</text:p>
          </table:table-cell>
          <table:table-cell office:value-type="float" office:value="8515.8" calcext:value-type="float">
            <text:p>8515.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737.6" calcext:value-type="float">
            <text:p>2737.6</text:p>
          </table:table-cell>
          <table:table-cell office:value-type="float" office:value="2911.6" calcext:value-type="float">
            <text:p>2911.6</text:p>
          </table:table-cell>
          <table:table-cell office:value-type="float" office:value="7598.3" calcext:value-type="float">
            <text:p>7598.3</text:p>
          </table:table-cell>
          <table:table-cell office:value-type="float" office:value="3571.1" calcext:value-type="float">
            <text:p>3571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15.1" calcext:value-type="float">
            <text:p>12715.1</text:p>
          </table:table-cell>
          <table:table-cell office:value-type="float" office:value="8903.4" calcext:value-type="float">
            <text:p>8903.4</text:p>
          </table:table-cell>
          <table:table-cell office:value-type="float" office:value="9972.6" calcext:value-type="float">
            <text:p>9972.6</text:p>
          </table:table-cell>
          <table:table-cell office:value-type="float" office:value="10085" calcext:value-type="float">
            <text:p>10085.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387.5" calcext:value-type="float">
            <text:p>10387.5</text:p>
          </table:table-cell>
          <table:table-cell office:value-type="float" office:value="17895.9" calcext:value-type="float">
            <text:p>17895.9</text:p>
          </table:table-cell>
          <table:table-cell office:value-type="float" office:value="17332.5" calcext:value-type="float">
            <text:p>17332.5</text:p>
          </table:table-cell>
          <table:table-cell office:value-type="float" office:value="16002.2" calcext:value-type="float">
            <text:p>16002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49.6" calcext:value-type="float">
            <text:p>16349.6</text:p>
          </table:table-cell>
          <table:table-cell office:value-type="float" office:value="11266.2" calcext:value-type="float">
            <text:p>11266.2</text:p>
          </table:table-cell>
          <table:table-cell office:value-type="float" office:value="12922.7" calcext:value-type="float">
            <text:p>12922.7</text:p>
          </table:table-cell>
          <table:table-cell office:value-type="float" office:value="13474.2" calcext:value-type="float">
            <text:p>13474.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648.3" calcext:value-type="float">
            <text:p>13648.3</text:p>
          </table:table-cell>
          <table:table-cell office:value-type="float" office:value="23558.9" calcext:value-type="float">
            <text:p>23558.9</text:p>
          </table:table-cell>
          <table:table-cell office:value-type="float" office:value="22771.7" calcext:value-type="float">
            <text:p>22771.7</text:p>
          </table:table-cell>
          <table:table-cell office:value-type="float" office:value="21108.9" calcext:value-type="float">
            <text:p>21108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935" calcext:value-type="float">
            <text:p>20935.0</text:p>
          </table:table-cell>
          <table:table-cell office:value-type="float" office:value="14924.3" calcext:value-type="float">
            <text:p>14924.3</text:p>
          </table:table-cell>
          <table:table-cell office:value-type="float" office:value="17282.1" calcext:value-type="float">
            <text:p>17282.1</text:p>
          </table:table-cell>
          <table:table-cell office:value-type="float" office:value="18050.7" calcext:value-type="float">
            <text:p>18050.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881" calcext:value-type="float">
            <text:p>16881</text:p>
          </table:table-cell>
          <table:table-cell office:value-type="float" office:value="29100" calcext:value-type="float">
            <text:p>29100</text:p>
          </table:table-cell>
          <table:table-cell office:value-type="float" office:value="28198.8" calcext:value-type="float">
            <text:p>28198.8</text:p>
          </table:table-cell>
          <table:table-cell office:value-type="float" office:value="26036.3" calcext:value-type="float">
            <text:p>26036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119.7" calcext:value-type="float">
            <text:p>23119.7</text:p>
          </table:table-cell>
          <table:table-cell office:value-type="float" office:value="16381.2" calcext:value-type="float">
            <text:p>16381.2</text:p>
          </table:table-cell>
          <table:table-cell office:value-type="float" office:value="18887.2" calcext:value-type="float">
            <text:p>18887.2</text:p>
          </table:table-cell>
          <table:table-cell office:value-type="float" office:value="19859.8" calcext:value-type="float">
            <text:p>19859.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0224.2" calcext:value-type="float">
            <text:p>20224.2</text:p>
          </table:table-cell>
          <table:table-cell office:value-type="float" office:value="34847.8" calcext:value-type="float">
            <text:p>34847.8</text:p>
          </table:table-cell>
          <table:table-cell office:value-type="float" office:value="33871.9" calcext:value-type="float">
            <text:p>33871.9</text:p>
          </table:table-cell>
          <table:table-cell office:value-type="float" office:value="31225.6" calcext:value-type="float">
            <text:p>31225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694.5" calcext:value-type="float">
            <text:p>28694.5</text:p>
          </table:table-cell>
          <table:table-cell office:value-type="float" office:value="20320" calcext:value-type="float">
            <text:p>20320.0</text:p>
          </table:table-cell>
          <table:table-cell office:value-type="float" office:value="23509.8" calcext:value-type="float">
            <text:p>23509.8</text:p>
          </table:table-cell>
          <table:table-cell office:value-type="float" office:value="24824.9" calcext:value-type="float">
            <text:p>24824.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9901.7" calcext:value-type="float">
            <text:p>19901.7</text:p>
          </table:table-cell>
          <table:table-cell office:value-type="float" office:value="26570.6" calcext:value-type="float">
            <text:p>26570.6</text:p>
          </table:table-cell>
          <table:table-cell office:value-type="float" office:value="32221.2" calcext:value-type="float">
            <text:p>32221.2</text:p>
          </table:table-cell>
          <table:table-cell office:value-type="float" office:value="25504" calcext:value-type="float">
            <text:p>255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104.6" calcext:value-type="float">
            <text:p>32104.6</text:p>
          </table:table-cell>
          <table:table-cell office:value-type="float" office:value="23082" calcext:value-type="float">
            <text:p>23082.0</text:p>
          </table:table-cell>
          <table:table-cell office:value-type="float" office:value="26744.5" calcext:value-type="float">
            <text:p>26744.5</text:p>
          </table:table-cell>
          <table:table-cell office:value-type="float" office:value="27255.4" calcext:value-type="float">
            <text:p>27255.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5919.8" calcext:value-type="float">
            <text:p>25919.8</text:p>
          </table:table-cell>
          <table:table-cell office:value-type="float" office:value="44483.9" calcext:value-type="float">
            <text:p>44483.9</text:p>
          </table:table-cell>
          <table:table-cell office:value-type="float" office:value="43275.2" calcext:value-type="float">
            <text:p>43275.2</text:p>
          </table:table-cell>
          <table:table-cell office:value-type="float" office:value="40041.2" calcext:value-type="float">
            <text:p>40041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491.8" calcext:value-type="float">
            <text:p>37491.8</text:p>
          </table:table-cell>
          <table:table-cell office:value-type="float" office:value="26450.3" calcext:value-type="float">
            <text:p>26450.3</text:p>
          </table:table-cell>
          <table:table-cell office:value-type="float" office:value="30517.3" calcext:value-type="float">
            <text:p>30517.3</text:p>
          </table:table-cell>
          <table:table-cell office:value-type="float" office:value="32194.4" calcext:value-type="float">
            <text:p>32194.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2010.3" calcext:value-type="float">
            <text:p>22010.3</text:p>
          </table:table-cell>
          <table:table-cell office:value-type="float" office:value="43025.7" calcext:value-type="float">
            <text:p>43025.7</text:p>
          </table:table-cell>
          <table:table-cell office:value-type="float" office:value="45823.3" calcext:value-type="float">
            <text:p>45823.3</text:p>
          </table:table-cell>
          <table:table-cell office:value-type="float" office:value="30191.3" calcext:value-type="float">
            <text:p>30191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394.8" calcext:value-type="float">
            <text:p>41394.8</text:p>
          </table:table-cell>
          <table:table-cell office:value-type="float" office:value="29897.7" calcext:value-type="float">
            <text:p>29897.7</text:p>
          </table:table-cell>
          <table:table-cell office:value-type="float" office:value="34575.6" calcext:value-type="float">
            <text:p>34575.6</text:p>
          </table:table-cell>
          <table:table-cell office:value-type="float" office:value="35671.3" calcext:value-type="float">
            <text:p>35671.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0794.8" calcext:value-type="float">
            <text:p>30794.8</text:p>
          </table:table-cell>
          <table:table-cell office:value-type="float" office:value="52265.5" calcext:value-type="float">
            <text:p>52265.5</text:p>
          </table:table-cell>
          <table:table-cell office:value-type="float" office:value="50958.7" calcext:value-type="float">
            <text:p>50958.7</text:p>
          </table:table-cell>
          <table:table-cell office:value-type="float" office:value="47283.3" calcext:value-type="float">
            <text:p>47283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856.8" calcext:value-type="float">
            <text:p>44856.8</text:p>
          </table:table-cell>
          <table:table-cell office:value-type="float" office:value="32659.1" calcext:value-type="float">
            <text:p>32659.1</text:p>
          </table:table-cell>
          <table:table-cell office:value-type="float" office:value="37032.5" calcext:value-type="float">
            <text:p>37032.5</text:p>
          </table:table-cell>
          <table:table-cell office:value-type="float" office:value="38714.6" calcext:value-type="float">
            <text:p>38714.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3182.3" calcext:value-type="float">
            <text:p>23182.3</text:p>
          </table:table-cell>
          <table:table-cell office:value-type="float" office:value="39504.4" calcext:value-type="float">
            <text:p>39504.4</text:p>
          </table:table-cell>
          <table:table-cell office:value-type="float" office:value="42448.5" calcext:value-type="float">
            <text:p>42448.5</text:p>
          </table:table-cell>
          <table:table-cell office:value-type="float" office:value="44726.1" calcext:value-type="float">
            <text:p>44726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695.1" calcext:value-type="float">
            <text:p>44695.1</text:p>
          </table:table-cell>
          <table:table-cell office:value-type="float" office:value="33848.9" calcext:value-type="float">
            <text:p>33848.9</text:p>
          </table:table-cell>
          <table:table-cell office:value-type="float" office:value="39292.6" calcext:value-type="float">
            <text:p>39292.6</text:p>
          </table:table-cell>
          <table:table-cell office:value-type="float" office:value="40625.8" calcext:value-type="float">
            <text:p>40625.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9895.4" calcext:value-type="float">
            <text:p>29895.4</text:p>
          </table:table-cell>
          <table:table-cell office:value-type="float" office:value="47970.2" calcext:value-type="float">
            <text:p>47970.2</text:p>
          </table:table-cell>
          <table:table-cell office:value-type="float" office:value="44963.3" calcext:value-type="float">
            <text:p>44963.3</text:p>
          </table:table-cell>
          <table:table-cell office:value-type="float" office:value="46364.3" calcext:value-type="float">
            <text:p>46364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377.9" calcext:value-type="float">
            <text:p>47377.9</text:p>
          </table:table-cell>
          <table:table-cell office:value-type="float" office:value="36377.7" calcext:value-type="float">
            <text:p>36377.7</text:p>
          </table:table-cell>
          <table:table-cell office:value-type="float" office:value="42050.6" calcext:value-type="float">
            <text:p>42050.6</text:p>
          </table:table-cell>
          <table:table-cell office:value-type="float" office:value="43542.1" calcext:value-type="float">
            <text:p>43542.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6045" calcext:value-type="float">
            <text:p>36045</text:p>
          </table:table-cell>
          <table:table-cell office:value-type="float" office:value="59045.1" calcext:value-type="float">
            <text:p>59045.1</text:p>
          </table:table-cell>
          <table:table-cell office:value-type="float" office:value="59243.3" calcext:value-type="float">
            <text:p>59243.3</text:p>
          </table:table-cell>
          <table:table-cell office:value-type="float" office:value="55284.3" calcext:value-type="float">
            <text:p>55284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853.3" calcext:value-type="float">
            <text:p>48853.3</text:p>
          </table:table-cell>
          <table:table-cell office:value-type="float" office:value="38589.6" calcext:value-type="float">
            <text:p>38589.6</text:p>
          </table:table-cell>
          <table:table-cell office:value-type="float" office:value="44440.4" calcext:value-type="float">
            <text:p>44440.4</text:p>
          </table:table-cell>
          <table:table-cell office:value-type="float" office:value="45509.7" calcext:value-type="float">
            <text:p>45509.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8787.9" calcext:value-type="float">
            <text:p>38787.9</text:p>
          </table:table-cell>
          <table:table-cell office:value-type="float" office:value="62201.2" calcext:value-type="float">
            <text:p>62201.2</text:p>
          </table:table-cell>
          <table:table-cell office:value-type="float" office:value="63154.5" calcext:value-type="float">
            <text:p>63154.5</text:p>
          </table:table-cell>
          <table:table-cell office:value-type="float" office:value="59046.6" calcext:value-type="float">
            <text:p>59046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273.9" calcext:value-type="float">
            <text:p>51273.9</text:p>
          </table:table-cell>
          <table:table-cell office:value-type="float" office:value="41662.3" calcext:value-type="float">
            <text:p>41662.3</text:p>
          </table:table-cell>
          <table:table-cell office:value-type="float" office:value="44663.6" calcext:value-type="float">
            <text:p>44663.6</text:p>
          </table:table-cell>
          <table:table-cell office:value-type="float" office:value="44941.4" calcext:value-type="float">
            <text:p>44941.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1597.3" calcext:value-type="float">
            <text:p>41597.3</text:p>
          </table:table-cell>
          <table:table-cell office:value-type="float" office:value="64399.6" calcext:value-type="float">
            <text:p>64399.6</text:p>
          </table:table-cell>
          <table:table-cell office:value-type="float" office:value="64446.8" calcext:value-type="float">
            <text:p>64446.8</text:p>
          </table:table-cell>
          <table:table-cell office:value-type="float" office:value="59696.9" calcext:value-type="float">
            <text:p>59696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704.8" calcext:value-type="float">
            <text:p>48704.8</text:p>
          </table:table-cell>
          <table:table-cell office:value-type="float" office:value="39592.3" calcext:value-type="float">
            <text:p>39592.3</text:p>
          </table:table-cell>
          <table:table-cell office:value-type="float" office:value="43615.7" calcext:value-type="float">
            <text:p>43615.7</text:p>
          </table:table-cell>
          <table:table-cell office:value-type="float" office:value="44797.8" calcext:value-type="float">
            <text:p>44797.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4027.2" calcext:value-type="float">
            <text:p>44027.2</text:p>
          </table:table-cell>
          <table:table-cell office:value-type="float" office:value="65265.8" calcext:value-type="float">
            <text:p>65265.8</text:p>
          </table:table-cell>
          <table:table-cell office:value-type="float" office:value="66774.5" calcext:value-type="float">
            <text:p>66774.5</text:p>
          </table:table-cell>
          <table:table-cell office:value-type="float" office:value="62142.1" calcext:value-type="float">
            <text:p>62142.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638.9" calcext:value-type="float">
            <text:p>33638.9</text:p>
          </table:table-cell>
          <table:table-cell office:value-type="float" office:value="23842.9" calcext:value-type="float">
            <text:p>23842.9</text:p>
          </table:table-cell>
          <table:table-cell office:value-type="float" office:value="29161.2" calcext:value-type="float">
            <text:p>29161.2</text:p>
          </table:table-cell>
          <table:table-cell office:value-type="float" office:value="37024.5" calcext:value-type="float">
            <text:p>37024.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7965.6" calcext:value-type="float">
            <text:p>27965.6</text:p>
          </table:table-cell>
          <table:table-cell office:value-type="float" office:value="41262.7" calcext:value-type="float">
            <text:p>41262.7</text:p>
          </table:table-cell>
          <table:table-cell office:value-type="float" office:value="42896.2" calcext:value-type="float">
            <text:p>42896.2</text:p>
          </table:table-cell>
          <table:table-cell office:value-type="float" office:value="40179.5" calcext:value-type="float">
            <text:p>40179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712.5" calcext:value-type="float">
            <text:p>33712.5</text:p>
          </table:table-cell>
          <table:table-cell office:value-type="float" office:value="27466.9" calcext:value-type="float">
            <text:p>27466.9</text:p>
          </table:table-cell>
          <table:table-cell office:value-type="float" office:value="37166.7" calcext:value-type="float">
            <text:p>37166.7</text:p>
          </table:table-cell>
          <table:table-cell office:value-type="float" office:value="32095.5" calcext:value-type="float">
            <text:p>32095.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9096.7" calcext:value-type="float">
            <text:p>29096.7</text:p>
          </table:table-cell>
          <table:table-cell office:value-type="float" office:value="43010.8" calcext:value-type="float">
            <text:p>43010.8</text:p>
          </table:table-cell>
          <table:table-cell office:value-type="float" office:value="42993" calcext:value-type="float">
            <text:p>42993</text:p>
          </table:table-cell>
          <table:table-cell office:value-type="float" office:value="41242.8" calcext:value-type="float">
            <text:p>41242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073.6" calcext:value-type="float">
            <text:p>38073.6</text:p>
          </table:table-cell>
          <table:table-cell office:value-type="float" office:value="30095" calcext:value-type="float">
            <text:p>30095.0</text:p>
          </table:table-cell>
          <table:table-cell office:value-type="float" office:value="34539.9" calcext:value-type="float">
            <text:p>34539.9</text:p>
          </table:table-cell>
          <table:table-cell office:value-type="float" office:value="34835.6" calcext:value-type="float">
            <text:p>34835.6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9544.8" calcext:value-type="float">
            <text:p>29544.8</text:p>
          </table:table-cell>
          <table:table-cell office:value-type="float" office:value="45227.1" calcext:value-type="float">
            <text:p>45227.1</text:p>
          </table:table-cell>
          <table:table-cell office:value-type="float" office:value="44761.1" calcext:value-type="float">
            <text:p>44761.1</text:p>
          </table:table-cell>
          <table:table-cell office:value-type="float" office:value="42736.5" calcext:value-type="float">
            <text:p>42736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627.1" calcext:value-type="float">
            <text:p>26627.1</text:p>
          </table:table-cell>
          <table:table-cell office:value-type="float" office:value="20307.7" calcext:value-type="float">
            <text:p>20307.7</text:p>
          </table:table-cell>
          <table:table-cell office:value-type="float" office:value="24445.4" calcext:value-type="float">
            <text:p>24445.4</text:p>
          </table:table-cell>
          <table:table-cell office:value-type="float" office:value="21617.2" calcext:value-type="float">
            <text:p>21617.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0757.5" calcext:value-type="float">
            <text:p>30757.5</text:p>
          </table:table-cell>
          <table:table-cell office:value-type="float" office:value="47912.7" calcext:value-type="float">
            <text:p>47912.7</text:p>
          </table:table-cell>
          <table:table-cell office:value-type="float" office:value="47186.4" calcext:value-type="float">
            <text:p>47186.4</text:p>
          </table:table-cell>
          <table:table-cell office:value-type="float" office:value="44400" calcext:value-type="float">
            <text:p>444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575.9" calcext:value-type="float">
            <text:p>41575.9</text:p>
          </table:table-cell>
          <table:table-cell office:value-type="float" office:value="33180.5" calcext:value-type="float">
            <text:p>33180.5</text:p>
          </table:table-cell>
          <table:table-cell office:value-type="float" office:value="40777.5" calcext:value-type="float">
            <text:p>40777.5</text:p>
          </table:table-cell>
          <table:table-cell office:value-type="float" office:value="38727.8" calcext:value-type="float">
            <text:p>38727.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0264.5" calcext:value-type="float">
            <text:p>30264.5</text:p>
          </table:table-cell>
          <table:table-cell office:value-type="float" office:value="50192.9" calcext:value-type="float">
            <text:p>50192.9</text:p>
          </table:table-cell>
          <table:table-cell office:value-type="float" office:value="47445.8" calcext:value-type="float">
            <text:p>47445.8</text:p>
          </table:table-cell>
          <table:table-cell office:value-type="float" office:value="44806.4" calcext:value-type="float">
            <text:p>44806.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078.1" calcext:value-type="float">
            <text:p>43078.1</text:p>
          </table:table-cell>
          <table:table-cell office:value-type="float" office:value="34787.1" calcext:value-type="float">
            <text:p>34787.1</text:p>
          </table:table-cell>
          <table:table-cell office:value-type="float" office:value="38100.6" calcext:value-type="float">
            <text:p>38100.6</text:p>
          </table:table-cell>
          <table:table-cell office:value-type="float" office:value="40516.5" calcext:value-type="float">
            <text:p>40516.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1599.2" calcext:value-type="float">
            <text:p>31599.2</text:p>
          </table:table-cell>
          <table:table-cell office:value-type="float" office:value="51874" calcext:value-type="float">
            <text:p>51874</text:p>
          </table:table-cell>
          <table:table-cell office:value-type="float" office:value="48964.8" calcext:value-type="float">
            <text:p>48964.8</text:p>
          </table:table-cell>
          <table:table-cell office:value-type="float" office:value="47126.3" calcext:value-type="float">
            <text:p>47126.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306.5" calcext:value-type="float">
            <text:p>44306.5</text:p>
          </table:table-cell>
          <table:table-cell office:value-type="float" office:value="36409.9" calcext:value-type="float">
            <text:p>36409.9</text:p>
          </table:table-cell>
          <table:table-cell office:value-type="float" office:value="44583.9" calcext:value-type="float">
            <text:p>44583.9</text:p>
          </table:table-cell>
          <table:table-cell office:value-type="float" office:value="42289.1" calcext:value-type="float">
            <text:p>42289.1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23" calcext:value-type="float">
            <text:p>23</text:p>
          </table:table-cell>
          <table:table-cell office:value-type="float" office:value="32917.6" calcext:value-type="float">
            <text:p>32917.6</text:p>
          </table:table-cell>
          <table:table-cell office:value-type="float" office:value="53433.2" calcext:value-type="float">
            <text:p>53433.2</text:p>
          </table:table-cell>
          <table:table-cell office:value-type="float" office:value="51123.6" calcext:value-type="float">
            <text:p>51123.6</text:p>
          </table:table-cell>
          <table:table-cell office:value-type="float" office:value="48714.1" calcext:value-type="float">
            <text:p>48714.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679.1" calcext:value-type="float">
            <text:p>44679.1</text:p>
          </table:table-cell>
          <table:table-cell office:value-type="float" office:value="35595.9" calcext:value-type="float">
            <text:p>35595.9</text:p>
          </table:table-cell>
          <table:table-cell office:value-type="float" office:value="40602.3" calcext:value-type="float">
            <text:p>40602.3</text:p>
          </table:table-cell>
          <table:table-cell office:value-type="float" office:value="40671.9" calcext:value-type="float">
            <text:p>40671.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9613.7" calcext:value-type="float">
            <text:p>29613.7</text:p>
          </table:table-cell>
          <table:table-cell office:value-type="float" office:value="53118.9" calcext:value-type="float">
            <text:p>53118.9</text:p>
          </table:table-cell>
          <table:table-cell office:value-type="float" office:value="47126.3" calcext:value-type="float">
            <text:p>47126.3</text:p>
          </table:table-cell>
          <table:table-cell office:value-type="float" office:value="42703.9" calcext:value-type="float">
            <text:p>42703.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327.4" calcext:value-type="float">
            <text:p>47327.4</text:p>
          </table:table-cell>
          <table:table-cell office:value-type="float" office:value="35824.6" calcext:value-type="float">
            <text:p>35824.6</text:p>
          </table:table-cell>
          <table:table-cell office:value-type="float" office:value="41718.8" calcext:value-type="float">
            <text:p>41718.8</text:p>
          </table:table-cell>
          <table:table-cell office:value-type="float" office:value="40939.5" calcext:value-type="float">
            <text:p>40939.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8393.5" calcext:value-type="float">
            <text:p>28393.5</text:p>
          </table:table-cell>
          <table:table-cell office:value-type="float" office:value="57573" calcext:value-type="float">
            <text:p>57573</text:p>
          </table:table-cell>
          <table:table-cell office:value-type="float" office:value="51059.5" calcext:value-type="float">
            <text:p>51059.5</text:p>
          </table:table-cell>
          <table:table-cell office:value-type="float" office:value="41120.6" calcext:value-type="float">
            <text:p>41120.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085.6" calcext:value-type="float">
            <text:p>46085.6</text:p>
          </table:table-cell>
          <table:table-cell office:value-type="float" office:value="36378.7" calcext:value-type="float">
            <text:p>36378.7</text:p>
          </table:table-cell>
          <table:table-cell office:value-type="float" office:value="46893.2" calcext:value-type="float">
            <text:p>46893.2</text:p>
          </table:table-cell>
          <table:table-cell office:value-type="float" office:value="45583.9" calcext:value-type="float">
            <text:p>45583.9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0268.1" calcext:value-type="float">
            <text:p>30268.1</text:p>
          </table:table-cell>
          <table:table-cell office:value-type="float" office:value="51694.6" calcext:value-type="float">
            <text:p>51694.6</text:p>
          </table:table-cell>
          <table:table-cell office:value-type="float" office:value="48855" calcext:value-type="float">
            <text:p>48855</text:p>
          </table:table-cell>
          <table:table-cell office:value-type="float" office:value="42098.6" calcext:value-type="float">
            <text:p>42098.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237.8" calcext:value-type="float">
            <text:p>48237.8</text:p>
          </table:table-cell>
          <table:table-cell office:value-type="float" office:value="37579.8" calcext:value-type="float">
            <text:p>37579.8</text:p>
          </table:table-cell>
          <table:table-cell office:value-type="float" office:value="49538.8" calcext:value-type="float">
            <text:p>49538.8</text:p>
          </table:table-cell>
          <table:table-cell office:value-type="float" office:value="45762.3" calcext:value-type="float">
            <text:p>45762.3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8010.2" calcext:value-type="float">
            <text:p>38010.2</text:p>
          </table:table-cell>
          <table:table-cell office:value-type="float" office:value="60899" calcext:value-type="float">
            <text:p>60899</text:p>
          </table:table-cell>
          <table:table-cell office:value-type="float" office:value="59158.4" calcext:value-type="float">
            <text:p>59158.4</text:p>
          </table:table-cell>
          <table:table-cell office:value-type="float" office:value="55435" calcext:value-type="float">
            <text:p>554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507.7" calcext:value-type="float">
            <text:p>43507.7</text:p>
          </table:table-cell>
          <table:table-cell office:value-type="float" office:value="28391.9" calcext:value-type="float">
            <text:p>28391.9</text:p>
          </table:table-cell>
          <table:table-cell office:value-type="float" office:value="32673.6" calcext:value-type="float">
            <text:p>32673.6</text:p>
          </table:table-cell>
          <table:table-cell office:value-type="float" office:value="31051.1" calcext:value-type="float">
            <text:p>31051.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9125.5" calcext:value-type="float">
            <text:p>39125.5</text:p>
          </table:table-cell>
          <table:table-cell office:value-type="float" office:value="62883.1" calcext:value-type="float">
            <text:p>62883.1</text:p>
          </table:table-cell>
          <table:table-cell office:value-type="float" office:value="60774.9" calcext:value-type="float">
            <text:p>60774.9</text:p>
          </table:table-cell>
          <table:table-cell office:value-type="float" office:value="56845.3" calcext:value-type="float">
            <text:p>56845.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562" calcext:value-type="float">
            <text:p>46562.0</text:p>
          </table:table-cell>
          <table:table-cell office:value-type="float" office:value="37710.1" calcext:value-type="float">
            <text:p>37710.1</text:p>
          </table:table-cell>
          <table:table-cell office:value-type="float" office:value="49211.6" calcext:value-type="float">
            <text:p>49211.6</text:p>
          </table:table-cell>
          <table:table-cell office:value-type="float" office:value="47533.4" calcext:value-type="float">
            <text:p>47533.4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40391.7" calcext:value-type="float">
            <text:p>40391.7</text:p>
          </table:table-cell>
          <table:table-cell office:value-type="float" office:value="62585.8" calcext:value-type="float">
            <text:p>62585.8</text:p>
          </table:table-cell>
          <table:table-cell office:value-type="float" office:value="61473.8" calcext:value-type="float">
            <text:p>61473.8</text:p>
          </table:table-cell>
          <table:table-cell office:value-type="float" office:value="56986.5" calcext:value-type="float">
            <text:p>56986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188.7" calcext:value-type="float">
            <text:p>45188.7</text:p>
          </table:table-cell>
          <table:table-cell office:value-type="float" office:value="39833.6" calcext:value-type="float">
            <text:p>39833.6</text:p>
          </table:table-cell>
          <table:table-cell office:value-type="float" office:value="45820.8" calcext:value-type="float">
            <text:p>45820.8</text:p>
          </table:table-cell>
          <table:table-cell office:value-type="float" office:value="47210.6" calcext:value-type="float">
            <text:p>47210.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41755.9" calcext:value-type="float">
            <text:p>41755.9</text:p>
          </table:table-cell>
          <table:table-cell office:value-type="float" office:value="64355.1" calcext:value-type="float">
            <text:p>64355.1</text:p>
          </table:table-cell>
          <table:table-cell office:value-type="float" office:value="64192" calcext:value-type="float">
            <text:p>64192</text:p>
          </table:table-cell>
          <table:table-cell office:value-type="float" office:value="60505.3" calcext:value-type="float">
            <text:p>60505.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011.6" calcext:value-type="float">
            <text:p>46011.6</text:p>
          </table:table-cell>
          <table:table-cell office:value-type="float" office:value="39429.2" calcext:value-type="float">
            <text:p>39429.2</text:p>
          </table:table-cell>
          <table:table-cell office:value-type="float" office:value="46247.3" calcext:value-type="float">
            <text:p>46247.3</text:p>
          </table:table-cell>
          <table:table-cell office:value-type="float" office:value="47491.9" calcext:value-type="float">
            <text:p>47491.9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43030.4" calcext:value-type="float">
            <text:p>43030.4</text:p>
          </table:table-cell>
          <table:table-cell office:value-type="float" office:value="65109.4" calcext:value-type="float">
            <text:p>65109.4</text:p>
          </table:table-cell>
          <table:table-cell office:value-type="float" office:value="65908.5" calcext:value-type="float">
            <text:p>65908.5</text:p>
          </table:table-cell>
          <table:table-cell office:value-type="float" office:value="62103.7" calcext:value-type="float">
            <text:p>62103.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961.6" calcext:value-type="float">
            <text:p>47961.6</text:p>
          </table:table-cell>
          <table:table-cell office:value-type="float" office:value="41638.6" calcext:value-type="float">
            <text:p>41638.6</text:p>
          </table:table-cell>
          <table:table-cell office:value-type="float" office:value="49278.3" calcext:value-type="float">
            <text:p>49278.3</text:p>
          </table:table-cell>
          <table:table-cell office:value-type="float" office:value="47481.3" calcext:value-type="float">
            <text:p>47481.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43580" calcext:value-type="float">
            <text:p>43580</text:p>
          </table:table-cell>
          <table:table-cell office:value-type="float" office:value="65122.6" calcext:value-type="float">
            <text:p>65122.6</text:p>
          </table:table-cell>
          <table:table-cell office:value-type="float" office:value="67281.6" calcext:value-type="float">
            <text:p>67281.6</text:p>
          </table:table-cell>
          <table:table-cell office:value-type="float" office:value="63222.8" calcext:value-type="float">
            <text:p>63222.8</text:p>
          </table:table-cell>
        </table:table-row>
      </table:table>
      <table:table table:name="20GB" table:style-name="ta1">
        <table:shapes>
          <draw:frame draw:z-index="0" draw:style-name="gr1" draw:text-style-name="P1" svg:width="6.2988in" svg:height="3.5429in" svg:x="6.0126in" svg:y="1.4406in">
            <draw:object draw:notify-on-update-of-ranges="20GB.B2:20GB.B2 20GB.B3:20GB.B34 20GB.C2:20GB.C2 20GB.C3:20GB.C34 20GB.D2:20GB.D2 20GB.D3:20GB.D34 20GB.E2:20GB.E2 20GB.E3:20GB.E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/>
          <table:table-cell table:style-name="Default" office:value-type="string" calcext:value-type="string">
            <text:p>NVM STREAM, 2,000,000,000 elements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Copy</text:p>
          </table:table-cell>
          <table:table-cell table:style-name="Default" office:value-type="string" calcext:value-type="string">
            <text:p>Scale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4.5" calcext:value-type="float">
            <text:p>1534.5</text:p>
          </table:table-cell>
          <table:table-cell office:value-type="float" office:value="2269.9" calcext:value-type="float">
            <text:p>2269.9</text:p>
          </table:table-cell>
          <table:table-cell office:value-type="float" office:value="2175.4" calcext:value-type="float">
            <text:p>2175.4</text:p>
          </table:table-cell>
          <table:table-cell office:value-type="float" office:value="2325.7" calcext:value-type="float">
            <text:p>2325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96.1" calcext:value-type="float">
            <text:p>2196.1</text:p>
          </table:table-cell>
          <table:table-cell office:value-type="float" office:value="2560.9" calcext:value-type="float">
            <text:p>2560.9</text:p>
          </table:table-cell>
          <table:table-cell office:value-type="float" office:value="6801.6" calcext:value-type="float">
            <text:p>6801.6</text:p>
          </table:table-cell>
          <table:table-cell office:value-type="float" office:value="3216.8" calcext:value-type="float">
            <text:p>3216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32.2" calcext:value-type="float">
            <text:p>6432.2</text:p>
          </table:table-cell>
          <table:table-cell office:value-type="float" office:value="10650" calcext:value-type="float">
            <text:p>10650.0</text:p>
          </table:table-cell>
          <table:table-cell office:value-type="float" office:value="10198.8" calcext:value-type="float">
            <text:p>10198.8</text:p>
          </table:table-cell>
          <table:table-cell office:value-type="float" office:value="9404.2" calcext:value-type="float">
            <text:p>9404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07.8" calcext:value-type="float">
            <text:p>8307.8</text:p>
          </table:table-cell>
          <table:table-cell office:value-type="float" office:value="12921.3" calcext:value-type="float">
            <text:p>12921.3</text:p>
          </table:table-cell>
          <table:table-cell office:value-type="float" office:value="13213.3" calcext:value-type="float">
            <text:p>13213.3</text:p>
          </table:table-cell>
          <table:table-cell office:value-type="float" office:value="11562.8" calcext:value-type="float">
            <text:p>11562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42.1" calcext:value-type="float">
            <text:p>9942.1</text:p>
          </table:table-cell>
          <table:table-cell office:value-type="float" office:value="18827.1" calcext:value-type="float">
            <text:p>18827.1</text:p>
          </table:table-cell>
          <table:table-cell office:value-type="float" office:value="17788.5" calcext:value-type="float">
            <text:p>17788.5</text:p>
          </table:table-cell>
          <table:table-cell office:value-type="float" office:value="16620.8" calcext:value-type="float">
            <text:p>16620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48.5" calcext:value-type="float">
            <text:p>11548.5</text:p>
          </table:table-cell>
          <table:table-cell office:value-type="float" office:value="19840.6" calcext:value-type="float">
            <text:p>19840.6</text:p>
          </table:table-cell>
          <table:table-cell office:value-type="float" office:value="19084.3" calcext:value-type="float">
            <text:p>19084.3</text:p>
          </table:table-cell>
          <table:table-cell office:value-type="float" office:value="18638" calcext:value-type="float">
            <text:p>18638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49.5" calcext:value-type="float">
            <text:p>14049.5</text:p>
          </table:table-cell>
          <table:table-cell office:value-type="float" office:value="23887.1" calcext:value-type="float">
            <text:p>23887.1</text:p>
          </table:table-cell>
          <table:table-cell office:value-type="float" office:value="22385.9" calcext:value-type="float">
            <text:p>22385.9</text:p>
          </table:table-cell>
          <table:table-cell office:value-type="float" office:value="21206.7" calcext:value-type="float">
            <text:p>21206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926.7" calcext:value-type="float">
            <text:p>15926.7</text:p>
          </table:table-cell>
          <table:table-cell office:value-type="float" office:value="26563.6" calcext:value-type="float">
            <text:p>26563.6</text:p>
          </table:table-cell>
          <table:table-cell office:value-type="float" office:value="25914.3" calcext:value-type="float">
            <text:p>25914.3</text:p>
          </table:table-cell>
          <table:table-cell office:value-type="float" office:value="23795.2" calcext:value-type="float">
            <text:p>23795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73.7" calcext:value-type="float">
            <text:p>18073.7</text:p>
          </table:table-cell>
          <table:table-cell office:value-type="float" office:value="30424.5" calcext:value-type="float">
            <text:p>30424.5</text:p>
          </table:table-cell>
          <table:table-cell office:value-type="float" office:value="29111.7" calcext:value-type="float">
            <text:p>29111.7</text:p>
          </table:table-cell>
          <table:table-cell office:value-type="float" office:value="27281.1" calcext:value-type="float">
            <text:p>2728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54.2" calcext:value-type="float">
            <text:p>20054.2</text:p>
          </table:table-cell>
          <table:table-cell office:value-type="float" office:value="34149" calcext:value-type="float">
            <text:p>34149.0</text:p>
          </table:table-cell>
          <table:table-cell office:value-type="float" office:value="32817" calcext:value-type="float">
            <text:p>32817.0</text:p>
          </table:table-cell>
          <table:table-cell office:value-type="float" office:value="30627.3" calcext:value-type="float">
            <text:p>30627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08.7" calcext:value-type="float">
            <text:p>22908.7</text:p>
          </table:table-cell>
          <table:table-cell office:value-type="float" office:value="39059.6" calcext:value-type="float">
            <text:p>39059.6</text:p>
          </table:table-cell>
          <table:table-cell office:value-type="float" office:value="37225.2" calcext:value-type="float">
            <text:p>37225.2</text:p>
          </table:table-cell>
          <table:table-cell office:value-type="float" office:value="33025.5" calcext:value-type="float">
            <text:p>33025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306.5" calcext:value-type="float">
            <text:p>23306.5</text:p>
          </table:table-cell>
          <table:table-cell office:value-type="float" office:value="40364.1" calcext:value-type="float">
            <text:p>40364.1</text:p>
          </table:table-cell>
          <table:table-cell office:value-type="float" office:value="39846.6" calcext:value-type="float">
            <text:p>39846.6</text:p>
          </table:table-cell>
          <table:table-cell office:value-type="float" office:value="36301.7" calcext:value-type="float">
            <text:p>36301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541.5" calcext:value-type="float">
            <text:p>26541.5</text:p>
          </table:table-cell>
          <table:table-cell office:value-type="float" office:value="43092.4" calcext:value-type="float">
            <text:p>43092.4</text:p>
          </table:table-cell>
          <table:table-cell office:value-type="float" office:value="43114.6" calcext:value-type="float">
            <text:p>43114.6</text:p>
          </table:table-cell>
          <table:table-cell office:value-type="float" office:value="40241.1" calcext:value-type="float">
            <text:p>40241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994.7" calcext:value-type="float">
            <text:p>28994.7</text:p>
          </table:table-cell>
          <table:table-cell office:value-type="float" office:value="41673.4" calcext:value-type="float">
            <text:p>41673.4</text:p>
          </table:table-cell>
          <table:table-cell office:value-type="float" office:value="46557.7" calcext:value-type="float">
            <text:p>46557.7</text:p>
          </table:table-cell>
          <table:table-cell office:value-type="float" office:value="42332.3" calcext:value-type="float">
            <text:p>42332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128.7" calcext:value-type="float">
            <text:p>28128.7</text:p>
          </table:table-cell>
          <table:table-cell office:value-type="float" office:value="45687.3" calcext:value-type="float">
            <text:p>45687.3</text:p>
          </table:table-cell>
          <table:table-cell office:value-type="float" office:value="43216.7" calcext:value-type="float">
            <text:p>43216.7</text:p>
          </table:table-cell>
          <table:table-cell office:value-type="float" office:value="38941.2" calcext:value-type="float">
            <text:p>38941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851.8" calcext:value-type="float">
            <text:p>29851.8</text:p>
          </table:table-cell>
          <table:table-cell office:value-type="float" office:value="47268.3" calcext:value-type="float">
            <text:p>47268.3</text:p>
          </table:table-cell>
          <table:table-cell office:value-type="float" office:value="43722.5" calcext:value-type="float">
            <text:p>43722.5</text:p>
          </table:table-cell>
          <table:table-cell office:value-type="float" office:value="36094.5" calcext:value-type="float">
            <text:p>36094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868.8" calcext:value-type="float">
            <text:p>23868.8</text:p>
          </table:table-cell>
          <table:table-cell office:value-type="float" office:value="39847.9" calcext:value-type="float">
            <text:p>39847.9</text:p>
          </table:table-cell>
          <table:table-cell office:value-type="float" office:value="36990.4" calcext:value-type="float">
            <text:p>36990.4</text:p>
          </table:table-cell>
          <table:table-cell office:value-type="float" office:value="34928.9" calcext:value-type="float">
            <text:p>34928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482.8" calcext:value-type="float">
            <text:p>25482.8</text:p>
          </table:table-cell>
          <table:table-cell office:value-type="float" office:value="40696.9" calcext:value-type="float">
            <text:p>40696.9</text:p>
          </table:table-cell>
          <table:table-cell office:value-type="float" office:value="39725.1" calcext:value-type="float">
            <text:p>39725.1</text:p>
          </table:table-cell>
          <table:table-cell office:value-type="float" office:value="35272.5" calcext:value-type="float">
            <text:p>35272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951.3" calcext:value-type="float">
            <text:p>25951.3</text:p>
          </table:table-cell>
          <table:table-cell office:value-type="float" office:value="42525.3" calcext:value-type="float">
            <text:p>42525.3</text:p>
          </table:table-cell>
          <table:table-cell office:value-type="float" office:value="41027.2" calcext:value-type="float">
            <text:p>41027.2</text:p>
          </table:table-cell>
          <table:table-cell office:value-type="float" office:value="37471.4" calcext:value-type="float">
            <text:p>37471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299.6" calcext:value-type="float">
            <text:p>28299.6</text:p>
          </table:table-cell>
          <table:table-cell office:value-type="float" office:value="45874.7" calcext:value-type="float">
            <text:p>45874.7</text:p>
          </table:table-cell>
          <table:table-cell office:value-type="float" office:value="43539.6" calcext:value-type="float">
            <text:p>43539.6</text:p>
          </table:table-cell>
          <table:table-cell office:value-type="float" office:value="41503.7" calcext:value-type="float">
            <text:p>41503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401.9" calcext:value-type="float">
            <text:p>28401.9</text:p>
          </table:table-cell>
          <table:table-cell office:value-type="float" office:value="46766.1" calcext:value-type="float">
            <text:p>46766.1</text:p>
          </table:table-cell>
          <table:table-cell office:value-type="float" office:value="44525.5" calcext:value-type="float">
            <text:p>44525.5</text:p>
          </table:table-cell>
          <table:table-cell office:value-type="float" office:value="41259.7" calcext:value-type="float">
            <text:p>41259.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668.6" calcext:value-type="float">
            <text:p>28668.6</text:p>
          </table:table-cell>
          <table:table-cell office:value-type="float" office:value="48732.7" calcext:value-type="float">
            <text:p>48732.7</text:p>
          </table:table-cell>
          <table:table-cell office:value-type="float" office:value="44690.3" calcext:value-type="float">
            <text:p>44690.3</text:p>
          </table:table-cell>
          <table:table-cell office:value-type="float" office:value="42046.9" calcext:value-type="float">
            <text:p>42046.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773.1" calcext:value-type="float">
            <text:p>29773.1</text:p>
          </table:table-cell>
          <table:table-cell office:value-type="float" office:value="45643.1" calcext:value-type="float">
            <text:p>45643.1</text:p>
          </table:table-cell>
          <table:table-cell office:value-type="float" office:value="42763.8" calcext:value-type="float">
            <text:p>42763.8</text:p>
          </table:table-cell>
          <table:table-cell office:value-type="float" office:value="39977.5" calcext:value-type="float">
            <text:p>39977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302.6" calcext:value-type="float">
            <text:p>29302.6</text:p>
          </table:table-cell>
          <table:table-cell office:value-type="float" office:value="42847.3" calcext:value-type="float">
            <text:p>42847.3</text:p>
          </table:table-cell>
          <table:table-cell office:value-type="float" office:value="44418.7" calcext:value-type="float">
            <text:p>44418.7</text:p>
          </table:table-cell>
          <table:table-cell office:value-type="float" office:value="41323.7" calcext:value-type="float">
            <text:p>41323.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173.6" calcext:value-type="float">
            <text:p>29173.6</text:p>
          </table:table-cell>
          <table:table-cell office:value-type="float" office:value="45911.8" calcext:value-type="float">
            <text:p>45911.8</text:p>
          </table:table-cell>
          <table:table-cell office:value-type="float" office:value="44880.7" calcext:value-type="float">
            <text:p>44880.7</text:p>
          </table:table-cell>
          <table:table-cell office:value-type="float" office:value="42645.2" calcext:value-type="float">
            <text:p>42645.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936.8" calcext:value-type="float">
            <text:p>28936.8</text:p>
          </table:table-cell>
          <table:table-cell office:value-type="float" office:value="47565.8" calcext:value-type="float">
            <text:p>47565.8</text:p>
          </table:table-cell>
          <table:table-cell office:value-type="float" office:value="45983.8" calcext:value-type="float">
            <text:p>45983.8</text:p>
          </table:table-cell>
          <table:table-cell office:value-type="float" office:value="42203.4" calcext:value-type="float">
            <text:p>42203.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714.1" calcext:value-type="float">
            <text:p>29714.1</text:p>
          </table:table-cell>
          <table:table-cell office:value-type="float" office:value="50534.2" calcext:value-type="float">
            <text:p>50534.2</text:p>
          </table:table-cell>
          <table:table-cell office:value-type="float" office:value="46335.5" calcext:value-type="float">
            <text:p>46335.5</text:p>
          </table:table-cell>
          <table:table-cell office:value-type="float" office:value="43239.9" calcext:value-type="float">
            <text:p>43239.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421.9" calcext:value-type="float">
            <text:p>31421.9</text:p>
          </table:table-cell>
          <table:table-cell office:value-type="float" office:value="53229.2" calcext:value-type="float">
            <text:p>53229.2</text:p>
          </table:table-cell>
          <table:table-cell office:value-type="float" office:value="48906.1" calcext:value-type="float">
            <text:p>48906.1</text:p>
          </table:table-cell>
          <table:table-cell office:value-type="float" office:value="45456.2" calcext:value-type="float">
            <text:p>45456.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937" calcext:value-type="float">
            <text:p>32937.0</text:p>
          </table:table-cell>
          <table:table-cell office:value-type="float" office:value="54783.3" calcext:value-type="float">
            <text:p>54783.3</text:p>
          </table:table-cell>
          <table:table-cell office:value-type="float" office:value="53012.2" calcext:value-type="float">
            <text:p>53012.2</text:p>
          </table:table-cell>
          <table:table-cell office:value-type="float" office:value="46619.2" calcext:value-type="float">
            <text:p>46619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182.5" calcext:value-type="float">
            <text:p>34182.5</text:p>
          </table:table-cell>
          <table:table-cell office:value-type="float" office:value="56887.2" calcext:value-type="float">
            <text:p>56887.2</text:p>
          </table:table-cell>
          <table:table-cell office:value-type="float" office:value="54071.7" calcext:value-type="float">
            <text:p>54071.7</text:p>
          </table:table-cell>
          <table:table-cell office:value-type="float" office:value="34449.6" calcext:value-type="float">
            <text:p>34449.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035.9" calcext:value-type="float">
            <text:p>35035.9</text:p>
          </table:table-cell>
          <table:table-cell office:value-type="float" office:value="54007.4" calcext:value-type="float">
            <text:p>54007.4</text:p>
          </table:table-cell>
          <table:table-cell office:value-type="float" office:value="50137.1" calcext:value-type="float">
            <text:p>50137.1</text:p>
          </table:table-cell>
          <table:table-cell office:value-type="float" office:value="46001.1" calcext:value-type="float">
            <text:p>46001.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957" calcext:value-type="float">
            <text:p>29957.0</text:p>
          </table:table-cell>
          <table:table-cell office:value-type="float" office:value="50851.2" calcext:value-type="float">
            <text:p>50851.2</text:p>
          </table:table-cell>
          <table:table-cell office:value-type="float" office:value="43928.3" calcext:value-type="float">
            <text:p>43928.3</text:p>
          </table:table-cell>
          <table:table-cell office:value-type="float" office:value="43147.4" calcext:value-type="float">
            <text:p>43147.4</text:p>
          </table:table-cell>
        </table:table-row>
      </table:table>
      <table:table table:name="DRAM" table:style-name="ta1">
        <table:shapes>
          <draw:frame draw:z-index="0" draw:style-name="gr1" draw:text-style-name="P1" svg:width="6.2988in" svg:height="3.5429in" svg:x="6.0559in" svg:y="0.7713in">
            <draw:object draw:notify-on-update-of-ranges="DRAM.B3:DRAM.B3 DRAM.B4:DRAM.B35 DRAM.C3:DRAM.C3 DRAM.C4:DRAM.C35 DRAM.D3:DRAM.D3 DRAM.D4:DRAM.D35 DRAM.E3:DRAM.E3 DRAM.E4:DRAM.E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DRAM STREAM, 100,000,000 elements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Copy</text:p>
          </table:table-cell>
          <table:table-cell table:style-name="Default" office:value-type="string" calcext:value-type="string">
            <text:p>Scale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73.5" calcext:value-type="float">
            <text:p>11673.5</text:p>
          </table:table-cell>
          <table:table-cell office:value-type="float" office:value="12180.6" calcext:value-type="float">
            <text:p>12180.6</text:p>
          </table:table-cell>
          <table:table-cell office:value-type="float" office:value="12799.4" calcext:value-type="float">
            <text:p>12799.4</text:p>
          </table:table-cell>
          <table:table-cell office:value-type="float" office:value="12745.3" calcext:value-type="float">
            <text:p>12745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995.1" calcext:value-type="float">
            <text:p>22995.1</text:p>
          </table:table-cell>
          <table:table-cell office:value-type="float" office:value="23892.4" calcext:value-type="float">
            <text:p>23892.4</text:p>
          </table:table-cell>
          <table:table-cell office:value-type="float" office:value="24637.1" calcext:value-type="float">
            <text:p>24637.1</text:p>
          </table:table-cell>
          <table:table-cell office:value-type="float" office:value="24807.8" calcext:value-type="float">
            <text:p>24807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554.9" calcext:value-type="float">
            <text:p>33554.9</text:p>
          </table:table-cell>
          <table:table-cell office:value-type="float" office:value="34206.9" calcext:value-type="float">
            <text:p>34206.9</text:p>
          </table:table-cell>
          <table:table-cell office:value-type="float" office:value="36248.9" calcext:value-type="float">
            <text:p>36248.9</text:p>
          </table:table-cell>
          <table:table-cell office:value-type="float" office:value="36070.7" calcext:value-type="float">
            <text:p>3607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917.3" calcext:value-type="float">
            <text:p>42917.3</text:p>
          </table:table-cell>
          <table:table-cell office:value-type="float" office:value="44315" calcext:value-type="float">
            <text:p>44315.0</text:p>
          </table:table-cell>
          <table:table-cell office:value-type="float" office:value="46759" calcext:value-type="float">
            <text:p>46759.0</text:p>
          </table:table-cell>
          <table:table-cell office:value-type="float" office:value="46333.7" calcext:value-type="float">
            <text:p>46333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260.9" calcext:value-type="float">
            <text:p>50260.9</text:p>
          </table:table-cell>
          <table:table-cell office:value-type="float" office:value="50853.1" calcext:value-type="float">
            <text:p>50853.1</text:p>
          </table:table-cell>
          <table:table-cell office:value-type="float" office:value="55574.9" calcext:value-type="float">
            <text:p>55574.9</text:p>
          </table:table-cell>
          <table:table-cell office:value-type="float" office:value="55784.3" calcext:value-type="float">
            <text:p>55784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612.5" calcext:value-type="float">
            <text:p>53612.5</text:p>
          </table:table-cell>
          <table:table-cell office:value-type="float" office:value="54305.3" calcext:value-type="float">
            <text:p>54305.3</text:p>
          </table:table-cell>
          <table:table-cell office:value-type="float" office:value="60174.4" calcext:value-type="float">
            <text:p>60174.4</text:p>
          </table:table-cell>
          <table:table-cell office:value-type="float" office:value="60129.4" calcext:value-type="float">
            <text:p>60129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100.8" calcext:value-type="float">
            <text:p>56100.8</text:p>
          </table:table-cell>
          <table:table-cell office:value-type="float" office:value="56671.2" calcext:value-type="float">
            <text:p>56671.2</text:p>
          </table:table-cell>
          <table:table-cell office:value-type="float" office:value="63670.6" calcext:value-type="float">
            <text:p>63670.6</text:p>
          </table:table-cell>
          <table:table-cell office:value-type="float" office:value="63425.1" calcext:value-type="float">
            <text:p>63425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554.6" calcext:value-type="float">
            <text:p>58554.6</text:p>
          </table:table-cell>
          <table:table-cell office:value-type="float" office:value="58888.6" calcext:value-type="float">
            <text:p>58888.6</text:p>
          </table:table-cell>
          <table:table-cell office:value-type="float" office:value="66348.1" calcext:value-type="float">
            <text:p>66348.1</text:p>
          </table:table-cell>
          <table:table-cell office:value-type="float" office:value="66607.5" calcext:value-type="float">
            <text:p>66607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491.7" calcext:value-type="float">
            <text:p>60491.7</text:p>
          </table:table-cell>
          <table:table-cell office:value-type="float" office:value="60947.7" calcext:value-type="float">
            <text:p>60947.7</text:p>
          </table:table-cell>
          <table:table-cell office:value-type="float" office:value="69059.1" calcext:value-type="float">
            <text:p>69059.1</text:p>
          </table:table-cell>
          <table:table-cell office:value-type="float" office:value="68923.9" calcext:value-type="float">
            <text:p>68923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242.2" calcext:value-type="float">
            <text:p>62242.2</text:p>
          </table:table-cell>
          <table:table-cell office:value-type="float" office:value="62368.3" calcext:value-type="float">
            <text:p>62368.3</text:p>
          </table:table-cell>
          <table:table-cell office:value-type="float" office:value="71335.2" calcext:value-type="float">
            <text:p>71335.2</text:p>
          </table:table-cell>
          <table:table-cell office:value-type="float" office:value="70900.6" calcext:value-type="float">
            <text:p>70900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257.1" calcext:value-type="float">
            <text:p>64257.1</text:p>
          </table:table-cell>
          <table:table-cell office:value-type="float" office:value="64270.1" calcext:value-type="float">
            <text:p>64270.1</text:p>
          </table:table-cell>
          <table:table-cell office:value-type="float" office:value="72604" calcext:value-type="float">
            <text:p>72604.0</text:p>
          </table:table-cell>
          <table:table-cell office:value-type="float" office:value="71854.1" calcext:value-type="float">
            <text:p>71854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890.3" calcext:value-type="float">
            <text:p>64890.3</text:p>
          </table:table-cell>
          <table:table-cell office:value-type="float" office:value="65611.6" calcext:value-type="float">
            <text:p>65611.6</text:p>
          </table:table-cell>
          <table:table-cell office:value-type="float" office:value="73973.6" calcext:value-type="float">
            <text:p>73973.6</text:p>
          </table:table-cell>
          <table:table-cell office:value-type="float" office:value="73866.7" calcext:value-type="float">
            <text:p>73866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648.8" calcext:value-type="float">
            <text:p>65648.8</text:p>
          </table:table-cell>
          <table:table-cell office:value-type="float" office:value="65805.9" calcext:value-type="float">
            <text:p>65805.9</text:p>
          </table:table-cell>
          <table:table-cell office:value-type="float" office:value="74285.3" calcext:value-type="float">
            <text:p>74285.3</text:p>
          </table:table-cell>
          <table:table-cell office:value-type="float" office:value="74204.8" calcext:value-type="float">
            <text:p>74204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606.5" calcext:value-type="float">
            <text:p>65606.5</text:p>
          </table:table-cell>
          <table:table-cell office:value-type="float" office:value="65943.6" calcext:value-type="float">
            <text:p>65943.6</text:p>
          </table:table-cell>
          <table:table-cell office:value-type="float" office:value="74128.9" calcext:value-type="float">
            <text:p>74128.9</text:p>
          </table:table-cell>
          <table:table-cell office:value-type="float" office:value="74158.9" calcext:value-type="float">
            <text:p>74158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665.5" calcext:value-type="float">
            <text:p>65665.5</text:p>
          </table:table-cell>
          <table:table-cell office:value-type="float" office:value="65897.7" calcext:value-type="float">
            <text:p>65897.7</text:p>
          </table:table-cell>
          <table:table-cell office:value-type="float" office:value="73918.8" calcext:value-type="float">
            <text:p>73918.8</text:p>
          </table:table-cell>
          <table:table-cell office:value-type="float" office:value="74199.9" calcext:value-type="float">
            <text:p>74199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509.8" calcext:value-type="float">
            <text:p>65509.8</text:p>
          </table:table-cell>
          <table:table-cell office:value-type="float" office:value="65770.4" calcext:value-type="float">
            <text:p>65770.4</text:p>
          </table:table-cell>
          <table:table-cell office:value-type="float" office:value="73721.2" calcext:value-type="float">
            <text:p>73721.2</text:p>
          </table:table-cell>
          <table:table-cell office:value-type="float" office:value="74312.2" calcext:value-type="float">
            <text:p>74312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365.3" calcext:value-type="float">
            <text:p>55365.3</text:p>
          </table:table-cell>
          <table:table-cell office:value-type="float" office:value="58578.1" calcext:value-type="float">
            <text:p>58578.1</text:p>
          </table:table-cell>
          <table:table-cell office:value-type="float" office:value="63624.8" calcext:value-type="float">
            <text:p>63624.8</text:p>
          </table:table-cell>
          <table:table-cell office:value-type="float" office:value="64728.6" calcext:value-type="float">
            <text:p>64728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104.2" calcext:value-type="float">
            <text:p>57104.2</text:p>
          </table:table-cell>
          <table:table-cell office:value-type="float" office:value="59481.5" calcext:value-type="float">
            <text:p>59481.5</text:p>
          </table:table-cell>
          <table:table-cell office:value-type="float" office:value="65404" calcext:value-type="float">
            <text:p>65404.0</text:p>
          </table:table-cell>
          <table:table-cell office:value-type="float" office:value="62472.2" calcext:value-type="float">
            <text:p>62472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160.6" calcext:value-type="float">
            <text:p>59160.6</text:p>
          </table:table-cell>
          <table:table-cell office:value-type="float" office:value="59279.3" calcext:value-type="float">
            <text:p>59279.3</text:p>
          </table:table-cell>
          <table:table-cell office:value-type="float" office:value="64749.4" calcext:value-type="float">
            <text:p>64749.4</text:p>
          </table:table-cell>
          <table:table-cell office:value-type="float" office:value="68522.2" calcext:value-type="float">
            <text:p>68522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328.6" calcext:value-type="float">
            <text:p>61328.6</text:p>
          </table:table-cell>
          <table:table-cell office:value-type="float" office:value="61453.3" calcext:value-type="float">
            <text:p>61453.3</text:p>
          </table:table-cell>
          <table:table-cell office:value-type="float" office:value="67489.5" calcext:value-type="float">
            <text:p>67489.5</text:p>
          </table:table-cell>
          <table:table-cell office:value-type="float" office:value="69020.7" calcext:value-type="float">
            <text:p>69020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290.7" calcext:value-type="float">
            <text:p>62290.7</text:p>
          </table:table-cell>
          <table:table-cell office:value-type="float" office:value="62453.6" calcext:value-type="float">
            <text:p>62453.6</text:p>
          </table:table-cell>
          <table:table-cell office:value-type="float" office:value="68987.6" calcext:value-type="float">
            <text:p>68987.6</text:p>
          </table:table-cell>
          <table:table-cell office:value-type="float" office:value="69178.2" calcext:value-type="float">
            <text:p>69178.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091.2" calcext:value-type="float">
            <text:p>63091.2</text:p>
          </table:table-cell>
          <table:table-cell office:value-type="float" office:value="63146.4" calcext:value-type="float">
            <text:p>63146.4</text:p>
          </table:table-cell>
          <table:table-cell office:value-type="float" office:value="70173.6" calcext:value-type="float">
            <text:p>70173.6</text:p>
          </table:table-cell>
          <table:table-cell office:value-type="float" office:value="70239.2" calcext:value-type="float">
            <text:p>70239.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737.2" calcext:value-type="float">
            <text:p>63737.2</text:p>
          </table:table-cell>
          <table:table-cell office:value-type="float" office:value="63887.6" calcext:value-type="float">
            <text:p>63887.6</text:p>
          </table:table-cell>
          <table:table-cell office:value-type="float" office:value="71195.5" calcext:value-type="float">
            <text:p>71195.5</text:p>
          </table:table-cell>
          <table:table-cell office:value-type="float" office:value="71235.8" calcext:value-type="float">
            <text:p>71235.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4056.6" calcext:value-type="float">
            <text:p>64056.6</text:p>
          </table:table-cell>
          <table:table-cell office:value-type="float" office:value="64108" calcext:value-type="float">
            <text:p>64108.0</text:p>
          </table:table-cell>
          <table:table-cell office:value-type="float" office:value="71629.1" calcext:value-type="float">
            <text:p>71629.1</text:p>
          </table:table-cell>
          <table:table-cell office:value-type="float" office:value="71669.4" calcext:value-type="float">
            <text:p>71669.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4601.7" calcext:value-type="float">
            <text:p>64601.7</text:p>
          </table:table-cell>
          <table:table-cell office:value-type="float" office:value="64685.7" calcext:value-type="float">
            <text:p>64685.7</text:p>
          </table:table-cell>
          <table:table-cell office:value-type="float" office:value="72282.9" calcext:value-type="float">
            <text:p>72282.9</text:p>
          </table:table-cell>
          <table:table-cell office:value-type="float" office:value="72167.3" calcext:value-type="float">
            <text:p>72167.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4824.5" calcext:value-type="float">
            <text:p>64824.5</text:p>
          </table:table-cell>
          <table:table-cell office:value-type="float" office:value="64850.8" calcext:value-type="float">
            <text:p>64850.8</text:p>
          </table:table-cell>
          <table:table-cell office:value-type="float" office:value="72729.4" calcext:value-type="float">
            <text:p>72729.4</text:p>
          </table:table-cell>
          <table:table-cell office:value-type="float" office:value="72623.9" calcext:value-type="float">
            <text:p>72623.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706.3" calcext:value-type="float">
            <text:p>64706.3</text:p>
          </table:table-cell>
          <table:table-cell office:value-type="float" office:value="64890.3" calcext:value-type="float">
            <text:p>64890.3</text:p>
          </table:table-cell>
          <table:table-cell office:value-type="float" office:value="72444.1" calcext:value-type="float">
            <text:p>72444.1</text:p>
          </table:table-cell>
          <table:table-cell office:value-type="float" office:value="72525.6" calcext:value-type="float">
            <text:p>72525.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4654.6" calcext:value-type="float">
            <text:p>64654.6</text:p>
          </table:table-cell>
          <table:table-cell office:value-type="float" office:value="64743.1" calcext:value-type="float">
            <text:p>64743.1</text:p>
          </table:table-cell>
          <table:table-cell office:value-type="float" office:value="72586.7" calcext:value-type="float">
            <text:p>72586.7</text:p>
          </table:table-cell>
          <table:table-cell office:value-type="float" office:value="72656.9" calcext:value-type="float">
            <text:p>72656.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4827" calcext:value-type="float">
            <text:p>64827.0</text:p>
          </table:table-cell>
          <table:table-cell office:value-type="float" office:value="64750.6" calcext:value-type="float">
            <text:p>64750.6</text:p>
          </table:table-cell>
          <table:table-cell office:value-type="float" office:value="72505.7" calcext:value-type="float">
            <text:p>72505.7</text:p>
          </table:table-cell>
          <table:table-cell office:value-type="float" office:value="72481.2" calcext:value-type="float">
            <text:p>72481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589.2" calcext:value-type="float">
            <text:p>64589.2</text:p>
          </table:table-cell>
          <table:table-cell office:value-type="float" office:value="64659.6" calcext:value-type="float">
            <text:p>64659.6</text:p>
          </table:table-cell>
          <table:table-cell office:value-type="float" office:value="72453" calcext:value-type="float">
            <text:p>72453.0</text:p>
          </table:table-cell>
          <table:table-cell office:value-type="float" office:value="72472.8" calcext:value-type="float">
            <text:p>72472.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4703.8" calcext:value-type="float">
            <text:p>64703.8</text:p>
          </table:table-cell>
          <table:table-cell office:value-type="float" office:value="64714.4" calcext:value-type="float">
            <text:p>64714.4</text:p>
          </table:table-cell>
          <table:table-cell office:value-type="float" office:value="72531.8" calcext:value-type="float">
            <text:p>72531.8</text:p>
          </table:table-cell>
          <table:table-cell office:value-type="float" office:value="72356.7" calcext:value-type="float">
            <text:p>72356.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610.4" calcext:value-type="float">
            <text:p>64610.4</text:p>
          </table:table-cell>
          <table:table-cell office:value-type="float" office:value="64721.9" calcext:value-type="float">
            <text:p>64721.9</text:p>
          </table:table-cell>
          <table:table-cell office:value-type="float" office:value="72459.3" calcext:value-type="float">
            <text:p>72459.3</text:p>
          </table:table-cell>
          <table:table-cell office:value-type="float" office:value="72212.9" calcext:value-type="float">
            <text:p>72212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20:59:34.330269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20:26:09.580195252</meta:creation-date>
    <dc:date>2021-11-04T21:31:57.072639909</dc:date>
    <meta:editing-duration>PT1H35M14S</meta:editing-duration>
    <meta:editing-cycles>6</meta:editing-cycles>
    <meta:generator>LibreOffice/7.0.6.2$Linux_X86_64 LibreOffice_project/00$Build-2</meta:generator>
    <meta:document-statistic meta:table-count="3" meta:cell-count="66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NVM STREAM</text:p>
        </chart:title>
        <chart:subtitle svg:x="6.038cm" svg:y="1.275cm" chart:style-name="ch3">
          <text:p>100,000,000 elements</text:p>
        </chart:subtitle>
        <chart:legend chart:legend-position="end" svg:x="13.783cm" svg:y="3.454cm" style:legend-expansion="high" chart:style-name="ch4"/>
        <chart:plot-area chart:style-name="ch5" table:cell-range-address="'100''000''000'.B3:'100''000''000'.E35" chart:data-source-has-labels="row" svg:x="1.331cm" svg:y="2.138cm" svg:width="12.132cm" svg:height="5.701cm">
          <chart:coordinate-region svg:x="2.508cm" svg:y="2.337cm" svg:width="10.955cm" svg:height="4.71cm"/>
          <chart:axis chart:dimension="x" chart:name="primary-x" chart:style-name="ch6">
            <chart:title svg:x="6.744cm" svg:y="8.019cm" chart:style-name="ch7">
              <text:p>Threads</text:p>
            </chart:title>
          </chart:axis>
          <chart:axis chart:dimension="y" chart:name="primary-y" chart:style-name="ch6">
            <chart:title svg:x="0.451cm" svg:y="5.402cm" chart:style-name="ch8">
              <text:p>MB/s</text:p>
            </chart:title>
            <chart:grid chart:style-name="ch9" chart:class="major"/>
          </chart:axis>
          <chart:series chart:style-name="ch10" chart:values-cell-range-address="'100''000''000'.B4:'100''000''000'.B35" chart:label-cell-address="'100''000''000'.B3:'100''000''000'.B3" chart:class="chart:line">
            <chart:data-point chart:repeated="32"/>
          </chart:series>
          <chart:series chart:style-name="ch11" chart:values-cell-range-address="'100''000''000'.C4:'100''000''000'.C35" chart:label-cell-address="'100''000''000'.C3:'100''000''000'.C3" chart:class="chart:line">
            <chart:data-point chart:repeated="32"/>
          </chart:series>
          <chart:series chart:style-name="ch12" chart:values-cell-range-address="'100''000''000'.D4:'100''000''000'.D35" chart:label-cell-address="'100''000''000'.D3:'100''000''000'.D3" chart:class="chart:line">
            <chart:data-point chart:repeated="32"/>
          </chart:series>
          <chart:series chart:style-name="ch13" chart:values-cell-range-address="'100''000''000'.E4:'100''000''000'.E35" chart:label-cell-address="'100''000''000'.E3:'100''000''000'.E3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</text:p>
                <draw:g>
                  <svg:desc>'100''000''000'.B3:'100''000''000'.B3</svg:desc>
                </draw:g>
              </table:table-cell>
              <table:table-cell office:value-type="string">
                <text:p>Scale</text:p>
                <draw:g>
                  <svg:desc>'100''000''000'.C3:'100''000''000'.C3</svg:desc>
                </draw:g>
              </table:table-cell>
              <table:table-cell office:value-type="string">
                <text:p>Add</text:p>
                <draw:g>
                  <svg:desc>'100''000''000'.D3:'100''000''000'.D3</svg:desc>
                </draw:g>
              </table:table-cell>
              <table:table-cell office:value-type="string">
                <text:p>Triad</text:p>
                <draw:g>
                  <svg:desc>'100''000''000'.E3:'100''000''000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36.7">
                <text:p>5036.7</text:p>
                <draw:g>
                  <svg:desc>'100''000''000'.B4:'100''000''000'.B35</svg:desc>
                </draw:g>
              </table:table-cell>
              <table:table-cell office:value-type="float" office:value="4026.4">
                <text:p>4026.4</text:p>
                <draw:g>
                  <svg:desc>'100''000''000'.C4:'100''000''000'.C35</svg:desc>
                </draw:g>
              </table:table-cell>
              <table:table-cell office:value-type="float" office:value="5151.3">
                <text:p>5151.3</text:p>
                <draw:g>
                  <svg:desc>'100''000''000'.D4:'100''000''000'.D35</svg:desc>
                </draw:g>
              </table:table-cell>
              <table:table-cell office:value-type="float" office:value="4956">
                <text:p>4956</text:p>
                <draw:g>
                  <svg:desc>'100''000''000'.E4:'100''000''000'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970.2">
                <text:p>11970.2</text:p>
              </table:table-cell>
              <table:table-cell office:value-type="float" office:value="8616.8">
                <text:p>8616.8</text:p>
              </table:table-cell>
              <table:table-cell office:value-type="float" office:value="10120.7">
                <text:p>10120.7</text:p>
              </table:table-cell>
              <table:table-cell office:value-type="float" office:value="8515.8">
                <text:p>8515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715.1">
                <text:p>12715.1</text:p>
              </table:table-cell>
              <table:table-cell office:value-type="float" office:value="8903.4">
                <text:p>8903.4</text:p>
              </table:table-cell>
              <table:table-cell office:value-type="float" office:value="9972.6">
                <text:p>9972.6</text:p>
              </table:table-cell>
              <table:table-cell office:value-type="float" office:value="10085">
                <text:p>10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349.6">
                <text:p>16349.6</text:p>
              </table:table-cell>
              <table:table-cell office:value-type="float" office:value="11266.2">
                <text:p>11266.2</text:p>
              </table:table-cell>
              <table:table-cell office:value-type="float" office:value="12922.7">
                <text:p>12922.7</text:p>
              </table:table-cell>
              <table:table-cell office:value-type="float" office:value="13474.2">
                <text:p>13474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935">
                <text:p>20935</text:p>
              </table:table-cell>
              <table:table-cell office:value-type="float" office:value="14924.3">
                <text:p>14924.3</text:p>
              </table:table-cell>
              <table:table-cell office:value-type="float" office:value="17282.1">
                <text:p>17282.1</text:p>
              </table:table-cell>
              <table:table-cell office:value-type="float" office:value="18050.7">
                <text:p>1805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119.7">
                <text:p>23119.7</text:p>
              </table:table-cell>
              <table:table-cell office:value-type="float" office:value="16381.2">
                <text:p>16381.2</text:p>
              </table:table-cell>
              <table:table-cell office:value-type="float" office:value="18887.2">
                <text:p>18887.2</text:p>
              </table:table-cell>
              <table:table-cell office:value-type="float" office:value="19859.8">
                <text:p>19859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694.5">
                <text:p>28694.5</text:p>
              </table:table-cell>
              <table:table-cell office:value-type="float" office:value="20320">
                <text:p>20320</text:p>
              </table:table-cell>
              <table:table-cell office:value-type="float" office:value="23509.8">
                <text:p>23509.8</text:p>
              </table:table-cell>
              <table:table-cell office:value-type="float" office:value="24824.9">
                <text:p>24824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104.6">
                <text:p>32104.6</text:p>
              </table:table-cell>
              <table:table-cell office:value-type="float" office:value="23082">
                <text:p>23082</text:p>
              </table:table-cell>
              <table:table-cell office:value-type="float" office:value="26744.5">
                <text:p>26744.5</text:p>
              </table:table-cell>
              <table:table-cell office:value-type="float" office:value="27255.4">
                <text:p>27255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491.8">
                <text:p>37491.8</text:p>
              </table:table-cell>
              <table:table-cell office:value-type="float" office:value="26450.3">
                <text:p>26450.3</text:p>
              </table:table-cell>
              <table:table-cell office:value-type="float" office:value="30517.3">
                <text:p>30517.3</text:p>
              </table:table-cell>
              <table:table-cell office:value-type="float" office:value="32194.4">
                <text:p>32194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394.8">
                <text:p>41394.8</text:p>
              </table:table-cell>
              <table:table-cell office:value-type="float" office:value="29897.7">
                <text:p>29897.7</text:p>
              </table:table-cell>
              <table:table-cell office:value-type="float" office:value="34575.6">
                <text:p>34575.6</text:p>
              </table:table-cell>
              <table:table-cell office:value-type="float" office:value="35671.3">
                <text:p>3567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56.8">
                <text:p>44856.8</text:p>
              </table:table-cell>
              <table:table-cell office:value-type="float" office:value="32659.1">
                <text:p>32659.1</text:p>
              </table:table-cell>
              <table:table-cell office:value-type="float" office:value="37032.5">
                <text:p>37032.5</text:p>
              </table:table-cell>
              <table:table-cell office:value-type="float" office:value="38714.6">
                <text:p>38714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695.1">
                <text:p>44695.1</text:p>
              </table:table-cell>
              <table:table-cell office:value-type="float" office:value="33848.9">
                <text:p>33848.9</text:p>
              </table:table-cell>
              <table:table-cell office:value-type="float" office:value="39292.6">
                <text:p>39292.6</text:p>
              </table:table-cell>
              <table:table-cell office:value-type="float" office:value="40625.8">
                <text:p>40625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377.9">
                <text:p>47377.9</text:p>
              </table:table-cell>
              <table:table-cell office:value-type="float" office:value="36377.7">
                <text:p>36377.7</text:p>
              </table:table-cell>
              <table:table-cell office:value-type="float" office:value="42050.6">
                <text:p>42050.6</text:p>
              </table:table-cell>
              <table:table-cell office:value-type="float" office:value="43542.1">
                <text:p>4354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853.3">
                <text:p>48853.3</text:p>
              </table:table-cell>
              <table:table-cell office:value-type="float" office:value="38589.6">
                <text:p>38589.6</text:p>
              </table:table-cell>
              <table:table-cell office:value-type="float" office:value="44440.4">
                <text:p>44440.4</text:p>
              </table:table-cell>
              <table:table-cell office:value-type="float" office:value="45509.7">
                <text:p>45509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273.9">
                <text:p>51273.9</text:p>
              </table:table-cell>
              <table:table-cell office:value-type="float" office:value="41662.3">
                <text:p>41662.3</text:p>
              </table:table-cell>
              <table:table-cell office:value-type="float" office:value="44663.6">
                <text:p>44663.6</text:p>
              </table:table-cell>
              <table:table-cell office:value-type="float" office:value="44941.4">
                <text:p>44941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704.8">
                <text:p>48704.8</text:p>
              </table:table-cell>
              <table:table-cell office:value-type="float" office:value="39592.3">
                <text:p>39592.3</text:p>
              </table:table-cell>
              <table:table-cell office:value-type="float" office:value="43615.7">
                <text:p>43615.7</text:p>
              </table:table-cell>
              <table:table-cell office:value-type="float" office:value="44797.8">
                <text:p>44797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638.9">
                <text:p>33638.9</text:p>
              </table:table-cell>
              <table:table-cell office:value-type="float" office:value="23842.9">
                <text:p>23842.9</text:p>
              </table:table-cell>
              <table:table-cell office:value-type="float" office:value="29161.2">
                <text:p>29161.2</text:p>
              </table:table-cell>
              <table:table-cell office:value-type="float" office:value="37024.5">
                <text:p>37024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712.5">
                <text:p>33712.5</text:p>
              </table:table-cell>
              <table:table-cell office:value-type="float" office:value="27466.9">
                <text:p>27466.9</text:p>
              </table:table-cell>
              <table:table-cell office:value-type="float" office:value="37166.7">
                <text:p>37166.7</text:p>
              </table:table-cell>
              <table:table-cell office:value-type="float" office:value="32095.5">
                <text:p>32095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73.6">
                <text:p>38073.6</text:p>
              </table:table-cell>
              <table:table-cell office:value-type="float" office:value="30095">
                <text:p>30095</text:p>
              </table:table-cell>
              <table:table-cell office:value-type="float" office:value="34539.9">
                <text:p>34539.9</text:p>
              </table:table-cell>
              <table:table-cell office:value-type="float" office:value="34835.6">
                <text:p>34835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627.1">
                <text:p>26627.1</text:p>
              </table:table-cell>
              <table:table-cell office:value-type="float" office:value="20307.7">
                <text:p>20307.7</text:p>
              </table:table-cell>
              <table:table-cell office:value-type="float" office:value="24445.4">
                <text:p>24445.4</text:p>
              </table:table-cell>
              <table:table-cell office:value-type="float" office:value="21617.2">
                <text:p>2161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575.9">
                <text:p>41575.9</text:p>
              </table:table-cell>
              <table:table-cell office:value-type="float" office:value="33180.5">
                <text:p>33180.5</text:p>
              </table:table-cell>
              <table:table-cell office:value-type="float" office:value="40777.5">
                <text:p>40777.5</text:p>
              </table:table-cell>
              <table:table-cell office:value-type="float" office:value="38727.8">
                <text:p>38727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078.1">
                <text:p>43078.1</text:p>
              </table:table-cell>
              <table:table-cell office:value-type="float" office:value="34787.1">
                <text:p>34787.1</text:p>
              </table:table-cell>
              <table:table-cell office:value-type="float" office:value="38100.6">
                <text:p>38100.6</text:p>
              </table:table-cell>
              <table:table-cell office:value-type="float" office:value="40516.5">
                <text:p>40516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306.5">
                <text:p>44306.5</text:p>
              </table:table-cell>
              <table:table-cell office:value-type="float" office:value="36409.9">
                <text:p>36409.9</text:p>
              </table:table-cell>
              <table:table-cell office:value-type="float" office:value="44583.9">
                <text:p>44583.9</text:p>
              </table:table-cell>
              <table:table-cell office:value-type="float" office:value="42289.1">
                <text:p>42289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679.1">
                <text:p>44679.1</text:p>
              </table:table-cell>
              <table:table-cell office:value-type="float" office:value="35595.9">
                <text:p>35595.9</text:p>
              </table:table-cell>
              <table:table-cell office:value-type="float" office:value="40602.3">
                <text:p>40602.3</text:p>
              </table:table-cell>
              <table:table-cell office:value-type="float" office:value="40671.9">
                <text:p>40671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327.4">
                <text:p>47327.4</text:p>
              </table:table-cell>
              <table:table-cell office:value-type="float" office:value="35824.6">
                <text:p>35824.6</text:p>
              </table:table-cell>
              <table:table-cell office:value-type="float" office:value="41718.8">
                <text:p>41718.8</text:p>
              </table:table-cell>
              <table:table-cell office:value-type="float" office:value="40939.5">
                <text:p>40939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085.6">
                <text:p>46085.6</text:p>
              </table:table-cell>
              <table:table-cell office:value-type="float" office:value="36378.7">
                <text:p>36378.7</text:p>
              </table:table-cell>
              <table:table-cell office:value-type="float" office:value="46893.2">
                <text:p>46893.2</text:p>
              </table:table-cell>
              <table:table-cell office:value-type="float" office:value="45583.9">
                <text:p>45583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237.8">
                <text:p>48237.8</text:p>
              </table:table-cell>
              <table:table-cell office:value-type="float" office:value="37579.8">
                <text:p>37579.8</text:p>
              </table:table-cell>
              <table:table-cell office:value-type="float" office:value="49538.8">
                <text:p>49538.8</text:p>
              </table:table-cell>
              <table:table-cell office:value-type="float" office:value="45762.3">
                <text:p>45762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507.7">
                <text:p>43507.7</text:p>
              </table:table-cell>
              <table:table-cell office:value-type="float" office:value="28391.9">
                <text:p>28391.9</text:p>
              </table:table-cell>
              <table:table-cell office:value-type="float" office:value="32673.6">
                <text:p>32673.6</text:p>
              </table:table-cell>
              <table:table-cell office:value-type="float" office:value="31051.1">
                <text:p>31051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562">
                <text:p>46562</text:p>
              </table:table-cell>
              <table:table-cell office:value-type="float" office:value="37710.1">
                <text:p>37710.1</text:p>
              </table:table-cell>
              <table:table-cell office:value-type="float" office:value="49211.6">
                <text:p>49211.6</text:p>
              </table:table-cell>
              <table:table-cell office:value-type="float" office:value="47533.4">
                <text:p>47533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188.7">
                <text:p>45188.7</text:p>
              </table:table-cell>
              <table:table-cell office:value-type="float" office:value="39833.6">
                <text:p>39833.6</text:p>
              </table:table-cell>
              <table:table-cell office:value-type="float" office:value="45820.8">
                <text:p>45820.8</text:p>
              </table:table-cell>
              <table:table-cell office:value-type="float" office:value="47210.6">
                <text:p>47210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011.6">
                <text:p>46011.6</text:p>
              </table:table-cell>
              <table:table-cell office:value-type="float" office:value="39429.2">
                <text:p>39429.2</text:p>
              </table:table-cell>
              <table:table-cell office:value-type="float" office:value="46247.3">
                <text:p>46247.3</text:p>
              </table:table-cell>
              <table:table-cell office:value-type="float" office:value="47491.9">
                <text:p>47491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961.6">
                <text:p>47961.6</text:p>
              </table:table-cell>
              <table:table-cell office:value-type="float" office:value="41638.6">
                <text:p>41638.6</text:p>
              </table:table-cell>
              <table:table-cell office:value-type="float" office:value="49278.3">
                <text:p>49278.3</text:p>
              </table:table-cell>
              <table:table-cell office:value-type="float" office:value="47481.3">
                <text:p>47481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NVM STREAM</text:p>
        </chart:title>
        <chart:subtitle svg:x="6.898cm" svg:y="1.275cm" chart:style-name="ch3">
          <text:p>125'000'000</text:p>
        </chart:subtitle>
        <chart:legend chart:legend-position="end" svg:x="13.783cm" svg:y="3.454cm" style:legend-expansion="high" chart:style-name="ch4"/>
        <chart:plot-area chart:style-name="ch5" table:cell-range-address="'100''000''000'.J3:'100''000''000'.M35" chart:data-source-has-labels="row" svg:x="1.331cm" svg:y="2.138cm" svg:width="12.132cm" svg:height="5.701cm">
          <chart:coordinate-region svg:x="2.508cm" svg:y="2.337cm" svg:width="10.955cm" svg:height="4.71cm"/>
          <chart:axis chart:dimension="x" chart:name="primary-x" chart:style-name="ch6">
            <chart:title svg:x="6.744cm" svg:y="8.019cm" chart:style-name="ch7">
              <text:p>Threads</text:p>
            </chart:title>
          </chart:axis>
          <chart:axis chart:dimension="y" chart:name="primary-y" chart:style-name="ch6">
            <chart:title svg:x="0.451cm" svg:y="5.402cm" chart:style-name="ch8">
              <text:p>MB/s</text:p>
            </chart:title>
            <chart:grid chart:style-name="ch9" chart:class="major"/>
          </chart:axis>
          <chart:series chart:style-name="ch10" chart:values-cell-range-address="'100''000''000'.J4:'100''000''000'.J35" chart:label-cell-address="'100''000''000'.J3:'100''000''000'.J3" chart:class="chart:line">
            <chart:data-point chart:repeated="32"/>
          </chart:series>
          <chart:series chart:style-name="ch11" chart:values-cell-range-address="'100''000''000'.K4:'100''000''000'.K35" chart:label-cell-address="'100''000''000'.K3:'100''000''000'.K3" chart:class="chart:line">
            <chart:data-point chart:repeated="32"/>
          </chart:series>
          <chart:series chart:style-name="ch12" chart:values-cell-range-address="'100''000''000'.L4:'100''000''000'.L35" chart:label-cell-address="'100''000''000'.L3:'100''000''000'.L3" chart:class="chart:line">
            <chart:data-point chart:repeated="32"/>
          </chart:series>
          <chart:series chart:style-name="ch13" chart:values-cell-range-address="'100''000''000'.M4:'100''000''000'.M35" chart:label-cell-address="'100''000''000'.M3:'100''000''000'.M3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</text:p>
                <draw:g>
                  <svg:desc>'100''000''000'.J3:'100''000''000'.J3</svg:desc>
                </draw:g>
              </table:table-cell>
              <table:table-cell office:value-type="string">
                <text:p>Scale</text:p>
                <draw:g>
                  <svg:desc>'100''000''000'.K3:'100''000''000'.K3</svg:desc>
                </draw:g>
              </table:table-cell>
              <table:table-cell office:value-type="string">
                <text:p>Add</text:p>
                <draw:g>
                  <svg:desc>'100''000''000'.L3:'100''000''000'.L3</svg:desc>
                </draw:g>
              </table:table-cell>
              <table:table-cell office:value-type="string">
                <text:p>Triad</text:p>
                <draw:g>
                  <svg:desc>'100''000''000'.M3:'100''000''000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44.4">
                <text:p>3644.4</text:p>
                <draw:g>
                  <svg:desc>'100''000''000'.J4:'100''000''000'.J35</svg:desc>
                </draw:g>
              </table:table-cell>
              <table:table-cell office:value-type="float" office:value="6286.7">
                <text:p>6286.7</text:p>
                <draw:g>
                  <svg:desc>'100''000''000'.K4:'100''000''000'.K35</svg:desc>
                </draw:g>
              </table:table-cell>
              <table:table-cell office:value-type="float" office:value="6069.7">
                <text:p>6069.7</text:p>
                <draw:g>
                  <svg:desc>'100''000''000'.L4:'100''000''000'.L35</svg:desc>
                </draw:g>
              </table:table-cell>
              <table:table-cell office:value-type="float" office:value="5599.5">
                <text:p>5599.5</text:p>
                <draw:g>
                  <svg:desc>'100''000''000'.M4:'100''000''000'.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37.6">
                <text:p>2737.6</text:p>
              </table:table-cell>
              <table:table-cell office:value-type="float" office:value="2911.6">
                <text:p>2911.6</text:p>
              </table:table-cell>
              <table:table-cell office:value-type="float" office:value="7598.3">
                <text:p>7598.3</text:p>
              </table:table-cell>
              <table:table-cell office:value-type="float" office:value="3571.1">
                <text:p>357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87.5">
                <text:p>10387.5</text:p>
              </table:table-cell>
              <table:table-cell office:value-type="float" office:value="17895.9">
                <text:p>17895.9</text:p>
              </table:table-cell>
              <table:table-cell office:value-type="float" office:value="17332.5">
                <text:p>17332.5</text:p>
              </table:table-cell>
              <table:table-cell office:value-type="float" office:value="16002.2">
                <text:p>1600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48.3">
                <text:p>13648.3</text:p>
              </table:table-cell>
              <table:table-cell office:value-type="float" office:value="23558.9">
                <text:p>23558.9</text:p>
              </table:table-cell>
              <table:table-cell office:value-type="float" office:value="22771.7">
                <text:p>22771.7</text:p>
              </table:table-cell>
              <table:table-cell office:value-type="float" office:value="21108.9">
                <text:p>21108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881">
                <text:p>16881</text:p>
              </table:table-cell>
              <table:table-cell office:value-type="float" office:value="29100">
                <text:p>29100</text:p>
              </table:table-cell>
              <table:table-cell office:value-type="float" office:value="28198.8">
                <text:p>28198.8</text:p>
              </table:table-cell>
              <table:table-cell office:value-type="float" office:value="26036.3">
                <text:p>26036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224.2">
                <text:p>20224.2</text:p>
              </table:table-cell>
              <table:table-cell office:value-type="float" office:value="34847.8">
                <text:p>34847.8</text:p>
              </table:table-cell>
              <table:table-cell office:value-type="float" office:value="33871.9">
                <text:p>33871.9</text:p>
              </table:table-cell>
              <table:table-cell office:value-type="float" office:value="31225.6">
                <text:p>31225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01.7">
                <text:p>19901.7</text:p>
              </table:table-cell>
              <table:table-cell office:value-type="float" office:value="26570.6">
                <text:p>26570.6</text:p>
              </table:table-cell>
              <table:table-cell office:value-type="float" office:value="32221.2">
                <text:p>32221.2</text:p>
              </table:table-cell>
              <table:table-cell office:value-type="float" office:value="25504">
                <text:p>25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919.8">
                <text:p>25919.8</text:p>
              </table:table-cell>
              <table:table-cell office:value-type="float" office:value="44483.9">
                <text:p>44483.9</text:p>
              </table:table-cell>
              <table:table-cell office:value-type="float" office:value="43275.2">
                <text:p>43275.2</text:p>
              </table:table-cell>
              <table:table-cell office:value-type="float" office:value="40041.2">
                <text:p>40041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010.3">
                <text:p>22010.3</text:p>
              </table:table-cell>
              <table:table-cell office:value-type="float" office:value="43025.7">
                <text:p>43025.7</text:p>
              </table:table-cell>
              <table:table-cell office:value-type="float" office:value="45823.3">
                <text:p>45823.3</text:p>
              </table:table-cell>
              <table:table-cell office:value-type="float" office:value="30191.3">
                <text:p>30191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794.8">
                <text:p>30794.8</text:p>
              </table:table-cell>
              <table:table-cell office:value-type="float" office:value="52265.5">
                <text:p>52265.5</text:p>
              </table:table-cell>
              <table:table-cell office:value-type="float" office:value="50958.7">
                <text:p>50958.7</text:p>
              </table:table-cell>
              <table:table-cell office:value-type="float" office:value="47283.3">
                <text:p>47283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182.3">
                <text:p>23182.3</text:p>
              </table:table-cell>
              <table:table-cell office:value-type="float" office:value="39504.4">
                <text:p>39504.4</text:p>
              </table:table-cell>
              <table:table-cell office:value-type="float" office:value="42448.5">
                <text:p>42448.5</text:p>
              </table:table-cell>
              <table:table-cell office:value-type="float" office:value="44726.1">
                <text:p>44726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95.4">
                <text:p>29895.4</text:p>
              </table:table-cell>
              <table:table-cell office:value-type="float" office:value="47970.2">
                <text:p>47970.2</text:p>
              </table:table-cell>
              <table:table-cell office:value-type="float" office:value="44963.3">
                <text:p>44963.3</text:p>
              </table:table-cell>
              <table:table-cell office:value-type="float" office:value="46364.3">
                <text:p>46364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45">
                <text:p>36045</text:p>
              </table:table-cell>
              <table:table-cell office:value-type="float" office:value="59045.1">
                <text:p>59045.1</text:p>
              </table:table-cell>
              <table:table-cell office:value-type="float" office:value="59243.3">
                <text:p>59243.3</text:p>
              </table:table-cell>
              <table:table-cell office:value-type="float" office:value="55284.3">
                <text:p>55284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787.9">
                <text:p>38787.9</text:p>
              </table:table-cell>
              <table:table-cell office:value-type="float" office:value="62201.2">
                <text:p>62201.2</text:p>
              </table:table-cell>
              <table:table-cell office:value-type="float" office:value="63154.5">
                <text:p>63154.5</text:p>
              </table:table-cell>
              <table:table-cell office:value-type="float" office:value="59046.6">
                <text:p>59046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597.3">
                <text:p>41597.3</text:p>
              </table:table-cell>
              <table:table-cell office:value-type="float" office:value="64399.6">
                <text:p>64399.6</text:p>
              </table:table-cell>
              <table:table-cell office:value-type="float" office:value="64446.8">
                <text:p>64446.8</text:p>
              </table:table-cell>
              <table:table-cell office:value-type="float" office:value="59696.9">
                <text:p>59696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027.2">
                <text:p>44027.2</text:p>
              </table:table-cell>
              <table:table-cell office:value-type="float" office:value="65265.8">
                <text:p>65265.8</text:p>
              </table:table-cell>
              <table:table-cell office:value-type="float" office:value="66774.5">
                <text:p>66774.5</text:p>
              </table:table-cell>
              <table:table-cell office:value-type="float" office:value="62142.1">
                <text:p>62142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965.6">
                <text:p>27965.6</text:p>
              </table:table-cell>
              <table:table-cell office:value-type="float" office:value="41262.7">
                <text:p>41262.7</text:p>
              </table:table-cell>
              <table:table-cell office:value-type="float" office:value="42896.2">
                <text:p>42896.2</text:p>
              </table:table-cell>
              <table:table-cell office:value-type="float" office:value="40179.5">
                <text:p>40179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096.7">
                <text:p>29096.7</text:p>
              </table:table-cell>
              <table:table-cell office:value-type="float" office:value="43010.8">
                <text:p>43010.8</text:p>
              </table:table-cell>
              <table:table-cell office:value-type="float" office:value="42993">
                <text:p>42993</text:p>
              </table:table-cell>
              <table:table-cell office:value-type="float" office:value="41242.8">
                <text:p>41242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544.8">
                <text:p>29544.8</text:p>
              </table:table-cell>
              <table:table-cell office:value-type="float" office:value="45227.1">
                <text:p>45227.1</text:p>
              </table:table-cell>
              <table:table-cell office:value-type="float" office:value="44761.1">
                <text:p>44761.1</text:p>
              </table:table-cell>
              <table:table-cell office:value-type="float" office:value="42736.5">
                <text:p>42736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757.5">
                <text:p>30757.5</text:p>
              </table:table-cell>
              <table:table-cell office:value-type="float" office:value="47912.7">
                <text:p>47912.7</text:p>
              </table:table-cell>
              <table:table-cell office:value-type="float" office:value="47186.4">
                <text:p>47186.4</text:p>
              </table:table-cell>
              <table:table-cell office:value-type="float" office:value="44400">
                <text:p>44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264.5">
                <text:p>30264.5</text:p>
              </table:table-cell>
              <table:table-cell office:value-type="float" office:value="50192.9">
                <text:p>50192.9</text:p>
              </table:table-cell>
              <table:table-cell office:value-type="float" office:value="47445.8">
                <text:p>47445.8</text:p>
              </table:table-cell>
              <table:table-cell office:value-type="float" office:value="44806.4">
                <text:p>44806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599.2">
                <text:p>31599.2</text:p>
              </table:table-cell>
              <table:table-cell office:value-type="float" office:value="51874">
                <text:p>51874</text:p>
              </table:table-cell>
              <table:table-cell office:value-type="float" office:value="48964.8">
                <text:p>48964.8</text:p>
              </table:table-cell>
              <table:table-cell office:value-type="float" office:value="47126.3">
                <text:p>47126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917.6">
                <text:p>32917.6</text:p>
              </table:table-cell>
              <table:table-cell office:value-type="float" office:value="53433.2">
                <text:p>53433.2</text:p>
              </table:table-cell>
              <table:table-cell office:value-type="float" office:value="51123.6">
                <text:p>51123.6</text:p>
              </table:table-cell>
              <table:table-cell office:value-type="float" office:value="48714.1">
                <text:p>48714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613.7">
                <text:p>29613.7</text:p>
              </table:table-cell>
              <table:table-cell office:value-type="float" office:value="53118.9">
                <text:p>53118.9</text:p>
              </table:table-cell>
              <table:table-cell office:value-type="float" office:value="47126.3">
                <text:p>47126.3</text:p>
              </table:table-cell>
              <table:table-cell office:value-type="float" office:value="42703.9">
                <text:p>42703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393.5">
                <text:p>28393.5</text:p>
              </table:table-cell>
              <table:table-cell office:value-type="float" office:value="57573">
                <text:p>57573</text:p>
              </table:table-cell>
              <table:table-cell office:value-type="float" office:value="51059.5">
                <text:p>51059.5</text:p>
              </table:table-cell>
              <table:table-cell office:value-type="float" office:value="41120.6">
                <text:p>41120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268.1">
                <text:p>30268.1</text:p>
              </table:table-cell>
              <table:table-cell office:value-type="float" office:value="51694.6">
                <text:p>51694.6</text:p>
              </table:table-cell>
              <table:table-cell office:value-type="float" office:value="48855">
                <text:p>48855</text:p>
              </table:table-cell>
              <table:table-cell office:value-type="float" office:value="42098.6">
                <text:p>42098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010.2">
                <text:p>38010.2</text:p>
              </table:table-cell>
              <table:table-cell office:value-type="float" office:value="60899">
                <text:p>60899</text:p>
              </table:table-cell>
              <table:table-cell office:value-type="float" office:value="59158.4">
                <text:p>59158.4</text:p>
              </table:table-cell>
              <table:table-cell office:value-type="float" office:value="55435">
                <text:p>554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125.5">
                <text:p>39125.5</text:p>
              </table:table-cell>
              <table:table-cell office:value-type="float" office:value="62883.1">
                <text:p>62883.1</text:p>
              </table:table-cell>
              <table:table-cell office:value-type="float" office:value="60774.9">
                <text:p>60774.9</text:p>
              </table:table-cell>
              <table:table-cell office:value-type="float" office:value="56845.3">
                <text:p>56845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391.7">
                <text:p>40391.7</text:p>
              </table:table-cell>
              <table:table-cell office:value-type="float" office:value="62585.8">
                <text:p>62585.8</text:p>
              </table:table-cell>
              <table:table-cell office:value-type="float" office:value="61473.8">
                <text:p>61473.8</text:p>
              </table:table-cell>
              <table:table-cell office:value-type="float" office:value="56986.5">
                <text:p>56986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755.9">
                <text:p>41755.9</text:p>
              </table:table-cell>
              <table:table-cell office:value-type="float" office:value="64355.1">
                <text:p>64355.1</text:p>
              </table:table-cell>
              <table:table-cell office:value-type="float" office:value="64192">
                <text:p>64192</text:p>
              </table:table-cell>
              <table:table-cell office:value-type="float" office:value="60505.3">
                <text:p>60505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030.4">
                <text:p>43030.4</text:p>
              </table:table-cell>
              <table:table-cell office:value-type="float" office:value="65109.4">
                <text:p>65109.4</text:p>
              </table:table-cell>
              <table:table-cell office:value-type="float" office:value="65908.5">
                <text:p>65908.5</text:p>
              </table:table-cell>
              <table:table-cell office:value-type="float" office:value="62103.7">
                <text:p>62103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580">
                <text:p>43580</text:p>
              </table:table-cell>
              <table:table-cell office:value-type="float" office:value="65122.6">
                <text:p>65122.6</text:p>
              </table:table-cell>
              <table:table-cell office:value-type="float" office:value="67281.6">
                <text:p>67281.6</text:p>
              </table:table-cell>
              <table:table-cell office:value-type="float" office:value="63222.8">
                <text:p>63222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NVM STREAM</text:p>
        </chart:title>
        <chart:subtitle svg:x="6.713cm" svg:y="1.275cm" chart:style-name="ch3">
          <text:p>2,000,000,000</text:p>
        </chart:subtitle>
        <chart:legend chart:legend-position="end" svg:x="13.783cm" svg:y="3.454cm" style:legend-expansion="high" chart:style-name="ch4"/>
        <chart:plot-area chart:style-name="ch5" table:cell-range-address="20GB.B2:20GB.E34" chart:data-source-has-labels="row" svg:x="1.331cm" svg:y="2.138cm" svg:width="12.132cm" svg:height="5.701cm">
          <chart:coordinate-region svg:x="2.799cm" svg:y="2.337cm" svg:width="10.664cm" svg:height="4.71cm"/>
          <chart:axis chart:dimension="x" chart:name="primary-x" chart:style-name="ch6">
            <chart:title svg:x="6.744cm" svg:y="8.019cm" chart:style-name="ch7">
              <text:p>Threads</text:p>
            </chart:title>
          </chart:axis>
          <chart:axis chart:dimension="y" chart:name="primary-y" chart:style-name="ch8">
            <chart:title svg:x="0.451cm" svg:y="5.402cm" chart:style-name="ch9">
              <text:p>MB/s</text:p>
            </chart:title>
            <chart:grid chart:style-name="ch10" chart:class="major"/>
          </chart:axis>
          <chart:series chart:style-name="ch11" chart:values-cell-range-address="20GB.B3:20GB.B34" chart:label-cell-address="20GB.B2:20GB.B2" chart:class="chart:line">
            <chart:data-point chart:repeated="32"/>
          </chart:series>
          <chart:series chart:style-name="ch12" chart:values-cell-range-address="20GB.C3:20GB.C34" chart:label-cell-address="20GB.C2:20GB.C2" chart:class="chart:line">
            <chart:data-point chart:repeated="32"/>
          </chart:series>
          <chart:series chart:style-name="ch13" chart:values-cell-range-address="20GB.D3:20GB.D34" chart:label-cell-address="20GB.D2:20GB.D2" chart:class="chart:line">
            <chart:data-point chart:repeated="32"/>
          </chart:series>
          <chart:series chart:style-name="ch14" chart:values-cell-range-address="20GB.E3:20GB.E34" chart:label-cell-address="20GB.E2:20GB.E2" chart:class="chart:line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</text:p>
                <draw:g>
                  <svg:desc>20GB.B2:20GB.B2</svg:desc>
                </draw:g>
              </table:table-cell>
              <table:table-cell office:value-type="string">
                <text:p>Scale</text:p>
                <draw:g>
                  <svg:desc>20GB.C2:20GB.C2</svg:desc>
                </draw:g>
              </table:table-cell>
              <table:table-cell office:value-type="string">
                <text:p>Add</text:p>
                <draw:g>
                  <svg:desc>20GB.D2:20GB.D2</svg:desc>
                </draw:g>
              </table:table-cell>
              <table:table-cell office:value-type="string">
                <text:p>Triad</text:p>
                <draw:g>
                  <svg:desc>20GB.E2:20GB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34.5">
                <text:p>1534.5</text:p>
                <draw:g>
                  <svg:desc>20GB.B3:20GB.B34</svg:desc>
                </draw:g>
              </table:table-cell>
              <table:table-cell office:value-type="float" office:value="2269.9">
                <text:p>2269.9</text:p>
                <draw:g>
                  <svg:desc>20GB.C3:20GB.C34</svg:desc>
                </draw:g>
              </table:table-cell>
              <table:table-cell office:value-type="float" office:value="2175.4">
                <text:p>2175.4</text:p>
                <draw:g>
                  <svg:desc>20GB.D3:20GB.D34</svg:desc>
                </draw:g>
              </table:table-cell>
              <table:table-cell office:value-type="float" office:value="2325.7">
                <text:p>2325.7</text:p>
                <draw:g>
                  <svg:desc>20GB.E3:20GB.E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96.1">
                <text:p>2196.1</text:p>
              </table:table-cell>
              <table:table-cell office:value-type="float" office:value="2560.9">
                <text:p>2560.9</text:p>
              </table:table-cell>
              <table:table-cell office:value-type="float" office:value="6801.6">
                <text:p>6801.6</text:p>
              </table:table-cell>
              <table:table-cell office:value-type="float" office:value="3216.8">
                <text:p>3216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32.2">
                <text:p>6432.2</text:p>
              </table:table-cell>
              <table:table-cell office:value-type="float" office:value="10650">
                <text:p>10650</text:p>
              </table:table-cell>
              <table:table-cell office:value-type="float" office:value="10198.8">
                <text:p>10198.8</text:p>
              </table:table-cell>
              <table:table-cell office:value-type="float" office:value="9404.2">
                <text:p>940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07.8">
                <text:p>8307.8</text:p>
              </table:table-cell>
              <table:table-cell office:value-type="float" office:value="12921.3">
                <text:p>12921.3</text:p>
              </table:table-cell>
              <table:table-cell office:value-type="float" office:value="13213.3">
                <text:p>13213.3</text:p>
              </table:table-cell>
              <table:table-cell office:value-type="float" office:value="11562.8">
                <text:p>1156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42.1">
                <text:p>9942.1</text:p>
              </table:table-cell>
              <table:table-cell office:value-type="float" office:value="18827.1">
                <text:p>18827.1</text:p>
              </table:table-cell>
              <table:table-cell office:value-type="float" office:value="17788.5">
                <text:p>17788.5</text:p>
              </table:table-cell>
              <table:table-cell office:value-type="float" office:value="16620.8">
                <text:p>1662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48.5">
                <text:p>11548.5</text:p>
              </table:table-cell>
              <table:table-cell office:value-type="float" office:value="19840.6">
                <text:p>19840.6</text:p>
              </table:table-cell>
              <table:table-cell office:value-type="float" office:value="19084.3">
                <text:p>19084.3</text:p>
              </table:table-cell>
              <table:table-cell office:value-type="float" office:value="18638">
                <text:p>186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49.5">
                <text:p>14049.5</text:p>
              </table:table-cell>
              <table:table-cell office:value-type="float" office:value="23887.1">
                <text:p>23887.1</text:p>
              </table:table-cell>
              <table:table-cell office:value-type="float" office:value="22385.9">
                <text:p>22385.9</text:p>
              </table:table-cell>
              <table:table-cell office:value-type="float" office:value="21206.7">
                <text:p>21206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926.7">
                <text:p>15926.7</text:p>
              </table:table-cell>
              <table:table-cell office:value-type="float" office:value="26563.6">
                <text:p>26563.6</text:p>
              </table:table-cell>
              <table:table-cell office:value-type="float" office:value="25914.3">
                <text:p>25914.3</text:p>
              </table:table-cell>
              <table:table-cell office:value-type="float" office:value="23795.2">
                <text:p>23795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73.7">
                <text:p>18073.7</text:p>
              </table:table-cell>
              <table:table-cell office:value-type="float" office:value="30424.5">
                <text:p>30424.5</text:p>
              </table:table-cell>
              <table:table-cell office:value-type="float" office:value="29111.7">
                <text:p>29111.7</text:p>
              </table:table-cell>
              <table:table-cell office:value-type="float" office:value="27281.1">
                <text:p>27281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54.2">
                <text:p>20054.2</text:p>
              </table:table-cell>
              <table:table-cell office:value-type="float" office:value="34149">
                <text:p>34149</text:p>
              </table:table-cell>
              <table:table-cell office:value-type="float" office:value="32817">
                <text:p>32817</text:p>
              </table:table-cell>
              <table:table-cell office:value-type="float" office:value="30627.3">
                <text:p>30627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908.7">
                <text:p>22908.7</text:p>
              </table:table-cell>
              <table:table-cell office:value-type="float" office:value="39059.6">
                <text:p>39059.6</text:p>
              </table:table-cell>
              <table:table-cell office:value-type="float" office:value="37225.2">
                <text:p>37225.2</text:p>
              </table:table-cell>
              <table:table-cell office:value-type="float" office:value="33025.5">
                <text:p>3302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306.5">
                <text:p>23306.5</text:p>
              </table:table-cell>
              <table:table-cell office:value-type="float" office:value="40364.1">
                <text:p>40364.1</text:p>
              </table:table-cell>
              <table:table-cell office:value-type="float" office:value="39846.6">
                <text:p>39846.6</text:p>
              </table:table-cell>
              <table:table-cell office:value-type="float" office:value="36301.7">
                <text:p>36301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541.5">
                <text:p>26541.5</text:p>
              </table:table-cell>
              <table:table-cell office:value-type="float" office:value="43092.4">
                <text:p>43092.4</text:p>
              </table:table-cell>
              <table:table-cell office:value-type="float" office:value="43114.6">
                <text:p>43114.6</text:p>
              </table:table-cell>
              <table:table-cell office:value-type="float" office:value="40241.1">
                <text:p>40241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994.7">
                <text:p>28994.7</text:p>
              </table:table-cell>
              <table:table-cell office:value-type="float" office:value="41673.4">
                <text:p>41673.4</text:p>
              </table:table-cell>
              <table:table-cell office:value-type="float" office:value="46557.7">
                <text:p>46557.7</text:p>
              </table:table-cell>
              <table:table-cell office:value-type="float" office:value="42332.3">
                <text:p>42332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128.7">
                <text:p>28128.7</text:p>
              </table:table-cell>
              <table:table-cell office:value-type="float" office:value="45687.3">
                <text:p>45687.3</text:p>
              </table:table-cell>
              <table:table-cell office:value-type="float" office:value="43216.7">
                <text:p>43216.7</text:p>
              </table:table-cell>
              <table:table-cell office:value-type="float" office:value="38941.2">
                <text:p>3894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51.8">
                <text:p>29851.8</text:p>
              </table:table-cell>
              <table:table-cell office:value-type="float" office:value="47268.3">
                <text:p>47268.3</text:p>
              </table:table-cell>
              <table:table-cell office:value-type="float" office:value="43722.5">
                <text:p>43722.5</text:p>
              </table:table-cell>
              <table:table-cell office:value-type="float" office:value="36094.5">
                <text:p>3609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868.8">
                <text:p>23868.8</text:p>
              </table:table-cell>
              <table:table-cell office:value-type="float" office:value="39847.9">
                <text:p>39847.9</text:p>
              </table:table-cell>
              <table:table-cell office:value-type="float" office:value="36990.4">
                <text:p>36990.4</text:p>
              </table:table-cell>
              <table:table-cell office:value-type="float" office:value="34928.9">
                <text:p>34928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482.8">
                <text:p>25482.8</text:p>
              </table:table-cell>
              <table:table-cell office:value-type="float" office:value="40696.9">
                <text:p>40696.9</text:p>
              </table:table-cell>
              <table:table-cell office:value-type="float" office:value="39725.1">
                <text:p>39725.1</text:p>
              </table:table-cell>
              <table:table-cell office:value-type="float" office:value="35272.5">
                <text:p>3527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951.3">
                <text:p>25951.3</text:p>
              </table:table-cell>
              <table:table-cell office:value-type="float" office:value="42525.3">
                <text:p>42525.3</text:p>
              </table:table-cell>
              <table:table-cell office:value-type="float" office:value="41027.2">
                <text:p>41027.2</text:p>
              </table:table-cell>
              <table:table-cell office:value-type="float" office:value="37471.4">
                <text:p>37471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299.6">
                <text:p>28299.6</text:p>
              </table:table-cell>
              <table:table-cell office:value-type="float" office:value="45874.7">
                <text:p>45874.7</text:p>
              </table:table-cell>
              <table:table-cell office:value-type="float" office:value="43539.6">
                <text:p>43539.6</text:p>
              </table:table-cell>
              <table:table-cell office:value-type="float" office:value="41503.7">
                <text:p>41503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401.9">
                <text:p>28401.9</text:p>
              </table:table-cell>
              <table:table-cell office:value-type="float" office:value="46766.1">
                <text:p>46766.1</text:p>
              </table:table-cell>
              <table:table-cell office:value-type="float" office:value="44525.5">
                <text:p>44525.5</text:p>
              </table:table-cell>
              <table:table-cell office:value-type="float" office:value="41259.7">
                <text:p>41259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668.6">
                <text:p>28668.6</text:p>
              </table:table-cell>
              <table:table-cell office:value-type="float" office:value="48732.7">
                <text:p>48732.7</text:p>
              </table:table-cell>
              <table:table-cell office:value-type="float" office:value="44690.3">
                <text:p>44690.3</text:p>
              </table:table-cell>
              <table:table-cell office:value-type="float" office:value="42046.9">
                <text:p>42046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773.1">
                <text:p>29773.1</text:p>
              </table:table-cell>
              <table:table-cell office:value-type="float" office:value="45643.1">
                <text:p>45643.1</text:p>
              </table:table-cell>
              <table:table-cell office:value-type="float" office:value="42763.8">
                <text:p>42763.8</text:p>
              </table:table-cell>
              <table:table-cell office:value-type="float" office:value="39977.5">
                <text:p>39977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302.6">
                <text:p>29302.6</text:p>
              </table:table-cell>
              <table:table-cell office:value-type="float" office:value="42847.3">
                <text:p>42847.3</text:p>
              </table:table-cell>
              <table:table-cell office:value-type="float" office:value="44418.7">
                <text:p>44418.7</text:p>
              </table:table-cell>
              <table:table-cell office:value-type="float" office:value="41323.7">
                <text:p>41323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173.6">
                <text:p>29173.6</text:p>
              </table:table-cell>
              <table:table-cell office:value-type="float" office:value="45911.8">
                <text:p>45911.8</text:p>
              </table:table-cell>
              <table:table-cell office:value-type="float" office:value="44880.7">
                <text:p>44880.7</text:p>
              </table:table-cell>
              <table:table-cell office:value-type="float" office:value="42645.2">
                <text:p>42645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936.8">
                <text:p>28936.8</text:p>
              </table:table-cell>
              <table:table-cell office:value-type="float" office:value="47565.8">
                <text:p>47565.8</text:p>
              </table:table-cell>
              <table:table-cell office:value-type="float" office:value="45983.8">
                <text:p>45983.8</text:p>
              </table:table-cell>
              <table:table-cell office:value-type="float" office:value="42203.4">
                <text:p>42203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714.1">
                <text:p>29714.1</text:p>
              </table:table-cell>
              <table:table-cell office:value-type="float" office:value="50534.2">
                <text:p>50534.2</text:p>
              </table:table-cell>
              <table:table-cell office:value-type="float" office:value="46335.5">
                <text:p>46335.5</text:p>
              </table:table-cell>
              <table:table-cell office:value-type="float" office:value="43239.9">
                <text:p>43239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21.9">
                <text:p>31421.9</text:p>
              </table:table-cell>
              <table:table-cell office:value-type="float" office:value="53229.2">
                <text:p>53229.2</text:p>
              </table:table-cell>
              <table:table-cell office:value-type="float" office:value="48906.1">
                <text:p>48906.1</text:p>
              </table:table-cell>
              <table:table-cell office:value-type="float" office:value="45456.2">
                <text:p>45456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37">
                <text:p>32937</text:p>
              </table:table-cell>
              <table:table-cell office:value-type="float" office:value="54783.3">
                <text:p>54783.3</text:p>
              </table:table-cell>
              <table:table-cell office:value-type="float" office:value="53012.2">
                <text:p>53012.2</text:p>
              </table:table-cell>
              <table:table-cell office:value-type="float" office:value="46619.2">
                <text:p>46619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182.5">
                <text:p>34182.5</text:p>
              </table:table-cell>
              <table:table-cell office:value-type="float" office:value="56887.2">
                <text:p>56887.2</text:p>
              </table:table-cell>
              <table:table-cell office:value-type="float" office:value="54071.7">
                <text:p>54071.7</text:p>
              </table:table-cell>
              <table:table-cell office:value-type="float" office:value="34449.6">
                <text:p>34449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035.9">
                <text:p>35035.9</text:p>
              </table:table-cell>
              <table:table-cell office:value-type="float" office:value="54007.4">
                <text:p>54007.4</text:p>
              </table:table-cell>
              <table:table-cell office:value-type="float" office:value="50137.1">
                <text:p>50137.1</text:p>
              </table:table-cell>
              <table:table-cell office:value-type="float" office:value="46001.1">
                <text:p>46001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957">
                <text:p>29957</text:p>
              </table:table-cell>
              <table:table-cell office:value-type="float" office:value="50851.2">
                <text:p>50851.2</text:p>
              </table:table-cell>
              <table:table-cell office:value-type="float" office:value="43928.3">
                <text:p>43928.3</text:p>
              </table:table-cell>
              <table:table-cell office:value-type="float" office:value="43147.4">
                <text:p>43147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9cm" svg:y="0.316cm" chart:style-name="ch2">
          <text:p>DRAM STREAM</text:p>
        </chart:title>
        <chart:subtitle svg:x="6.038cm" svg:y="1.275cm" chart:style-name="ch3">
          <text:p>100,000,000 elements</text:p>
        </chart:subtitle>
        <chart:legend chart:legend-position="end" svg:x="13.783cm" svg:y="3.454cm" style:legend-expansion="high" chart:style-name="ch4"/>
        <chart:plot-area chart:style-name="ch5" table:cell-range-address="DRAM.B3:DRAM.E35" chart:data-source-has-labels="row" svg:x="1.331cm" svg:y="2.138cm" svg:width="12.132cm" svg:height="5.701cm">
          <chart:coordinate-region svg:x="2.799cm" svg:y="2.337cm" svg:width="10.664cm" svg:height="4.71cm"/>
          <chart:axis chart:dimension="x" chart:name="primary-x" chart:style-name="ch6">
            <chart:title svg:x="6.744cm" svg:y="8.019cm" chart:style-name="ch7">
              <text:p>Threads</text:p>
            </chart:title>
          </chart:axis>
          <chart:axis chart:dimension="y" chart:name="primary-y" chart:style-name="ch8">
            <chart:title svg:x="0.451cm" svg:y="5.402cm" chart:style-name="ch9">
              <text:p>MB/s</text:p>
            </chart:title>
            <chart:grid chart:style-name="ch10" chart:class="major"/>
          </chart:axis>
          <chart:series chart:style-name="ch11" chart:values-cell-range-address="DRAM.B4:DRAM.B35" chart:label-cell-address="DRAM.B3:DRAM.B3" chart:class="chart:line">
            <chart:data-point chart:repeated="32"/>
          </chart:series>
          <chart:series chart:style-name="ch12" chart:values-cell-range-address="DRAM.C4:DRAM.C35" chart:label-cell-address="DRAM.C3:DRAM.C3" chart:class="chart:line">
            <chart:data-point chart:repeated="32"/>
          </chart:series>
          <chart:series chart:style-name="ch13" chart:values-cell-range-address="DRAM.D4:DRAM.D35" chart:label-cell-address="DRAM.D3:DRAM.D3" chart:class="chart:line">
            <chart:data-point chart:repeated="32"/>
          </chart:series>
          <chart:series chart:style-name="ch14" chart:values-cell-range-address="DRAM.E4:DRAM.E35" chart:label-cell-address="DRAM.E3:DRAM.E3" chart:class="chart:line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</text:p>
                <draw:g>
                  <svg:desc>DRAM.B3:DRAM.B3</svg:desc>
                </draw:g>
              </table:table-cell>
              <table:table-cell office:value-type="string">
                <text:p>Scale</text:p>
                <draw:g>
                  <svg:desc>DRAM.C3:DRAM.C3</svg:desc>
                </draw:g>
              </table:table-cell>
              <table:table-cell office:value-type="string">
                <text:p>Add</text:p>
                <draw:g>
                  <svg:desc>DRAM.D3:DRAM.D3</svg:desc>
                </draw:g>
              </table:table-cell>
              <table:table-cell office:value-type="string">
                <text:p>Triad</text:p>
                <draw:g>
                  <svg:desc>DRAM.E3:DRAM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673.5">
                <text:p>11673.5</text:p>
                <draw:g>
                  <svg:desc>DRAM.B4:DRAM.B35</svg:desc>
                </draw:g>
              </table:table-cell>
              <table:table-cell office:value-type="float" office:value="12180.6">
                <text:p>12180.6</text:p>
                <draw:g>
                  <svg:desc>DRAM.C4:DRAM.C35</svg:desc>
                </draw:g>
              </table:table-cell>
              <table:table-cell office:value-type="float" office:value="12799.4">
                <text:p>12799.4</text:p>
                <draw:g>
                  <svg:desc>DRAM.D4:DRAM.D35</svg:desc>
                </draw:g>
              </table:table-cell>
              <table:table-cell office:value-type="float" office:value="12745.3">
                <text:p>12745.3</text:p>
                <draw:g>
                  <svg:desc>DRAM.E4:DRAM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995.1">
                <text:p>22995.1</text:p>
              </table:table-cell>
              <table:table-cell office:value-type="float" office:value="23892.4">
                <text:p>23892.4</text:p>
              </table:table-cell>
              <table:table-cell office:value-type="float" office:value="24637.1">
                <text:p>24637.1</text:p>
              </table:table-cell>
              <table:table-cell office:value-type="float" office:value="24807.8">
                <text:p>2480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554.9">
                <text:p>33554.9</text:p>
              </table:table-cell>
              <table:table-cell office:value-type="float" office:value="34206.9">
                <text:p>34206.9</text:p>
              </table:table-cell>
              <table:table-cell office:value-type="float" office:value="36248.9">
                <text:p>36248.9</text:p>
              </table:table-cell>
              <table:table-cell office:value-type="float" office:value="36070.7">
                <text:p>3607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917.3">
                <text:p>42917.3</text:p>
              </table:table-cell>
              <table:table-cell office:value-type="float" office:value="44315">
                <text:p>44315</text:p>
              </table:table-cell>
              <table:table-cell office:value-type="float" office:value="46759">
                <text:p>46759</text:p>
              </table:table-cell>
              <table:table-cell office:value-type="float" office:value="46333.7">
                <text:p>46333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260.9">
                <text:p>50260.9</text:p>
              </table:table-cell>
              <table:table-cell office:value-type="float" office:value="50853.1">
                <text:p>50853.1</text:p>
              </table:table-cell>
              <table:table-cell office:value-type="float" office:value="55574.9">
                <text:p>55574.9</text:p>
              </table:table-cell>
              <table:table-cell office:value-type="float" office:value="55784.3">
                <text:p>55784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612.5">
                <text:p>53612.5</text:p>
              </table:table-cell>
              <table:table-cell office:value-type="float" office:value="54305.3">
                <text:p>54305.3</text:p>
              </table:table-cell>
              <table:table-cell office:value-type="float" office:value="60174.4">
                <text:p>60174.4</text:p>
              </table:table-cell>
              <table:table-cell office:value-type="float" office:value="60129.4">
                <text:p>60129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100.8">
                <text:p>56100.8</text:p>
              </table:table-cell>
              <table:table-cell office:value-type="float" office:value="56671.2">
                <text:p>56671.2</text:p>
              </table:table-cell>
              <table:table-cell office:value-type="float" office:value="63670.6">
                <text:p>63670.6</text:p>
              </table:table-cell>
              <table:table-cell office:value-type="float" office:value="63425.1">
                <text:p>6342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554.6">
                <text:p>58554.6</text:p>
              </table:table-cell>
              <table:table-cell office:value-type="float" office:value="58888.6">
                <text:p>58888.6</text:p>
              </table:table-cell>
              <table:table-cell office:value-type="float" office:value="66348.1">
                <text:p>66348.1</text:p>
              </table:table-cell>
              <table:table-cell office:value-type="float" office:value="66607.5">
                <text:p>6660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491.7">
                <text:p>60491.7</text:p>
              </table:table-cell>
              <table:table-cell office:value-type="float" office:value="60947.7">
                <text:p>60947.7</text:p>
              </table:table-cell>
              <table:table-cell office:value-type="float" office:value="69059.1">
                <text:p>69059.1</text:p>
              </table:table-cell>
              <table:table-cell office:value-type="float" office:value="68923.9">
                <text:p>68923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242.2">
                <text:p>62242.2</text:p>
              </table:table-cell>
              <table:table-cell office:value-type="float" office:value="62368.3">
                <text:p>62368.3</text:p>
              </table:table-cell>
              <table:table-cell office:value-type="float" office:value="71335.2">
                <text:p>71335.2</text:p>
              </table:table-cell>
              <table:table-cell office:value-type="float" office:value="70900.6">
                <text:p>7090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257.1">
                <text:p>64257.1</text:p>
              </table:table-cell>
              <table:table-cell office:value-type="float" office:value="64270.1">
                <text:p>64270.1</text:p>
              </table:table-cell>
              <table:table-cell office:value-type="float" office:value="72604">
                <text:p>72604</text:p>
              </table:table-cell>
              <table:table-cell office:value-type="float" office:value="71854.1">
                <text:p>71854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890.3">
                <text:p>64890.3</text:p>
              </table:table-cell>
              <table:table-cell office:value-type="float" office:value="65611.6">
                <text:p>65611.6</text:p>
              </table:table-cell>
              <table:table-cell office:value-type="float" office:value="73973.6">
                <text:p>73973.6</text:p>
              </table:table-cell>
              <table:table-cell office:value-type="float" office:value="73866.7">
                <text:p>73866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648.8">
                <text:p>65648.8</text:p>
              </table:table-cell>
              <table:table-cell office:value-type="float" office:value="65805.9">
                <text:p>65805.9</text:p>
              </table:table-cell>
              <table:table-cell office:value-type="float" office:value="74285.3">
                <text:p>74285.3</text:p>
              </table:table-cell>
              <table:table-cell office:value-type="float" office:value="74204.8">
                <text:p>74204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606.5">
                <text:p>65606.5</text:p>
              </table:table-cell>
              <table:table-cell office:value-type="float" office:value="65943.6">
                <text:p>65943.6</text:p>
              </table:table-cell>
              <table:table-cell office:value-type="float" office:value="74128.9">
                <text:p>74128.9</text:p>
              </table:table-cell>
              <table:table-cell office:value-type="float" office:value="74158.9">
                <text:p>74158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665.5">
                <text:p>65665.5</text:p>
              </table:table-cell>
              <table:table-cell office:value-type="float" office:value="65897.7">
                <text:p>65897.7</text:p>
              </table:table-cell>
              <table:table-cell office:value-type="float" office:value="73918.8">
                <text:p>73918.8</text:p>
              </table:table-cell>
              <table:table-cell office:value-type="float" office:value="74199.9">
                <text:p>74199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509.8">
                <text:p>65509.8</text:p>
              </table:table-cell>
              <table:table-cell office:value-type="float" office:value="65770.4">
                <text:p>65770.4</text:p>
              </table:table-cell>
              <table:table-cell office:value-type="float" office:value="73721.2">
                <text:p>73721.2</text:p>
              </table:table-cell>
              <table:table-cell office:value-type="float" office:value="74312.2">
                <text:p>7431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365.3">
                <text:p>55365.3</text:p>
              </table:table-cell>
              <table:table-cell office:value-type="float" office:value="58578.1">
                <text:p>58578.1</text:p>
              </table:table-cell>
              <table:table-cell office:value-type="float" office:value="63624.8">
                <text:p>63624.8</text:p>
              </table:table-cell>
              <table:table-cell office:value-type="float" office:value="64728.6">
                <text:p>64728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104.2">
                <text:p>57104.2</text:p>
              </table:table-cell>
              <table:table-cell office:value-type="float" office:value="59481.5">
                <text:p>59481.5</text:p>
              </table:table-cell>
              <table:table-cell office:value-type="float" office:value="65404">
                <text:p>65404</text:p>
              </table:table-cell>
              <table:table-cell office:value-type="float" office:value="62472.2">
                <text:p>62472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160.6">
                <text:p>59160.6</text:p>
              </table:table-cell>
              <table:table-cell office:value-type="float" office:value="59279.3">
                <text:p>59279.3</text:p>
              </table:table-cell>
              <table:table-cell office:value-type="float" office:value="64749.4">
                <text:p>64749.4</text:p>
              </table:table-cell>
              <table:table-cell office:value-type="float" office:value="68522.2">
                <text:p>68522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328.6">
                <text:p>61328.6</text:p>
              </table:table-cell>
              <table:table-cell office:value-type="float" office:value="61453.3">
                <text:p>61453.3</text:p>
              </table:table-cell>
              <table:table-cell office:value-type="float" office:value="67489.5">
                <text:p>67489.5</text:p>
              </table:table-cell>
              <table:table-cell office:value-type="float" office:value="69020.7">
                <text:p>69020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290.7">
                <text:p>62290.7</text:p>
              </table:table-cell>
              <table:table-cell office:value-type="float" office:value="62453.6">
                <text:p>62453.6</text:p>
              </table:table-cell>
              <table:table-cell office:value-type="float" office:value="68987.6">
                <text:p>68987.6</text:p>
              </table:table-cell>
              <table:table-cell office:value-type="float" office:value="69178.2">
                <text:p>69178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091.2">
                <text:p>63091.2</text:p>
              </table:table-cell>
              <table:table-cell office:value-type="float" office:value="63146.4">
                <text:p>63146.4</text:p>
              </table:table-cell>
              <table:table-cell office:value-type="float" office:value="70173.6">
                <text:p>70173.6</text:p>
              </table:table-cell>
              <table:table-cell office:value-type="float" office:value="70239.2">
                <text:p>70239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737.2">
                <text:p>63737.2</text:p>
              </table:table-cell>
              <table:table-cell office:value-type="float" office:value="63887.6">
                <text:p>63887.6</text:p>
              </table:table-cell>
              <table:table-cell office:value-type="float" office:value="71195.5">
                <text:p>71195.5</text:p>
              </table:table-cell>
              <table:table-cell office:value-type="float" office:value="71235.8">
                <text:p>71235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056.6">
                <text:p>64056.6</text:p>
              </table:table-cell>
              <table:table-cell office:value-type="float" office:value="64108">
                <text:p>64108</text:p>
              </table:table-cell>
              <table:table-cell office:value-type="float" office:value="71629.1">
                <text:p>71629.1</text:p>
              </table:table-cell>
              <table:table-cell office:value-type="float" office:value="71669.4">
                <text:p>71669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601.7">
                <text:p>64601.7</text:p>
              </table:table-cell>
              <table:table-cell office:value-type="float" office:value="64685.7">
                <text:p>64685.7</text:p>
              </table:table-cell>
              <table:table-cell office:value-type="float" office:value="72282.9">
                <text:p>72282.9</text:p>
              </table:table-cell>
              <table:table-cell office:value-type="float" office:value="72167.3">
                <text:p>72167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824.5">
                <text:p>64824.5</text:p>
              </table:table-cell>
              <table:table-cell office:value-type="float" office:value="64850.8">
                <text:p>64850.8</text:p>
              </table:table-cell>
              <table:table-cell office:value-type="float" office:value="72729.4">
                <text:p>72729.4</text:p>
              </table:table-cell>
              <table:table-cell office:value-type="float" office:value="72623.9">
                <text:p>72623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706.3">
                <text:p>64706.3</text:p>
              </table:table-cell>
              <table:table-cell office:value-type="float" office:value="64890.3">
                <text:p>64890.3</text:p>
              </table:table-cell>
              <table:table-cell office:value-type="float" office:value="72444.1">
                <text:p>72444.1</text:p>
              </table:table-cell>
              <table:table-cell office:value-type="float" office:value="72525.6">
                <text:p>72525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654.6">
                <text:p>64654.6</text:p>
              </table:table-cell>
              <table:table-cell office:value-type="float" office:value="64743.1">
                <text:p>64743.1</text:p>
              </table:table-cell>
              <table:table-cell office:value-type="float" office:value="72586.7">
                <text:p>72586.7</text:p>
              </table:table-cell>
              <table:table-cell office:value-type="float" office:value="72656.9">
                <text:p>72656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827">
                <text:p>64827</text:p>
              </table:table-cell>
              <table:table-cell office:value-type="float" office:value="64750.6">
                <text:p>64750.6</text:p>
              </table:table-cell>
              <table:table-cell office:value-type="float" office:value="72505.7">
                <text:p>72505.7</text:p>
              </table:table-cell>
              <table:table-cell office:value-type="float" office:value="72481.2">
                <text:p>72481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589.2">
                <text:p>64589.2</text:p>
              </table:table-cell>
              <table:table-cell office:value-type="float" office:value="64659.6">
                <text:p>64659.6</text:p>
              </table:table-cell>
              <table:table-cell office:value-type="float" office:value="72453">
                <text:p>72453</text:p>
              </table:table-cell>
              <table:table-cell office:value-type="float" office:value="72472.8">
                <text:p>72472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703.8">
                <text:p>64703.8</text:p>
              </table:table-cell>
              <table:table-cell office:value-type="float" office:value="64714.4">
                <text:p>64714.4</text:p>
              </table:table-cell>
              <table:table-cell office:value-type="float" office:value="72531.8">
                <text:p>72531.8</text:p>
              </table:table-cell>
              <table:table-cell office:value-type="float" office:value="72356.7">
                <text:p>72356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610.4">
                <text:p>64610.4</text:p>
              </table:table-cell>
              <table:table-cell office:value-type="float" office:value="64721.9">
                <text:p>64721.9</text:p>
              </table:table-cell>
              <table:table-cell office:value-type="float" office:value="72459.3">
                <text:p>72459.3</text:p>
              </table:table-cell>
              <table:table-cell office:value-type="float" office:value="72212.9">
                <text:p>72212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